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F Pro Text" svg:font-family="'SF Pro Text', 'Helvetica Neue', Helvetica, Arial, sans-serif"/>
    <style:font-face style:name="Songti SC" svg:font-family="'Songti SC'" style:font-family-generic="system" style:font-pitch="variable"/>
    <style:font-face style:name="sans-serif" svg:font-family="sans-serif"/>
  </office:font-face-decls>
  <office:automatic-styles>
    <style:style style:name="Table2" style:family="table">
      <style:table-properties style:width="17.59cm" table:align="left"/>
    </style:style>
    <style:style style:name="Table2.A" style:family="table-column">
      <style:table-column-properties style:column-width="2.291cm"/>
    </style:style>
    <style:style style:name="Table2.B" style:family="table-column">
      <style:table-column-properties style:column-width="2.706cm"/>
    </style:style>
    <style:style style:name="Table2.C" style:family="table-column">
      <style:table-column-properties style:column-width="12.592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.049cm" fo:border="none"/>
    </style:style>
    <style:style style:name="Table2.A4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text-properties style:font-name="Liberation Mono" fo:font-size="10pt" officeooo:paragraph-rsid="007f74d6"/>
    </style:style>
    <style:style style:name="P2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P3" style:family="paragraph" style:parent-style-name="Table_20_Contents">
      <style:paragraph-properties fo:margin-top="0cm" fo:margin-bottom="0.12cm" style:contextual-spacing="false"/>
      <style:text-properties style:font-name="Liberation Sans" fo:font-size="10pt" style:font-size-asian="10pt" style:font-size-complex="10pt"/>
    </style:style>
    <style:style style:name="P4" style:family="paragraph" style:parent-style-name="Table_20_Contents">
      <style:paragraph-properties fo:margin-top="0cm" fo:margin-bottom="0.12cm" style:contextual-spacing="false"/>
      <style:text-properties style:font-name="Liberation Sans" fo:font-size="10pt" officeooo:rsid="007e7c46" officeooo:paragraph-rsid="007e7c46" style:font-size-asian="10pt" style:font-size-complex="10pt"/>
    </style:style>
    <style:style style:name="P5" style:family="paragraph" style:parent-style-name="Table_20_Contents">
      <style:paragraph-properties fo:margin-top="0cm" fo:margin-bottom="0.12cm" style:contextual-spacing="false"/>
      <style:text-properties style:font-name="Liberation Sans" fo:font-size="10pt" officeooo:rsid="00848a08" officeooo:paragraph-rsid="00848a08" style:font-size-asian="10pt" style:font-size-complex="10pt"/>
    </style:style>
    <style:style style:name="P6" style:family="paragraph" style:parent-style-name="Table_20_Contents">
      <style:text-properties style:font-name="Liberation Sans" fo:font-size="10pt" fo:language="es" fo:country="MX" officeooo:rsid="0047dc01" officeooo:paragraph-rsid="0027b98b" style:font-size-asian="10pt" style:font-size-complex="10pt"/>
    </style:style>
    <style:style style:name="P7" style:family="paragraph" style:parent-style-name="Table_20_Contents">
      <style:paragraph-properties fo:margin-top="0cm" fo:margin-bottom="0cm" style:contextual-spacing="false"/>
      <style:text-properties style:font-name="Liberation Sans" fo:font-size="10pt" fo:language="es" fo:country="MX" officeooo:rsid="0047dc01" officeooo:paragraph-rsid="0027b98b" style:font-size-asian="10pt" style:font-size-complex="10pt"/>
    </style:style>
    <style:style style:name="P8" style:family="paragraph" style:parent-style-name="Contents_20_Heading">
      <style:text-properties style:font-name="Liberation Sans" fo:font-size="11pt" style:font-size-asian="11pt" style:font-size-complex="11pt"/>
    </style:style>
    <style:style style:name="P9" style:family="paragraph" style:parent-style-name="Table">
      <style:paragraph-properties fo:keep-with-next="always"/>
      <style:text-properties style:font-name="Liberation Sans" fo:font-size="11pt" style:font-size-asian="11pt" style:font-size-complex="11pt"/>
    </style:style>
    <style:style style:name="P10" style:family="paragraph" style:parent-style-name="Standard">
      <style:paragraph-properties fo:margin-left="0cm" fo:margin-right="0cm" fo:line-height="115%" fo:orphans="2" fo:widows="2" fo:text-indent="0cm" style:auto-text-indent="false"/>
      <style:text-properties style:font-name="Liberation Sans" fo:font-size="11pt" fo:language="es" fo:country="ES" officeooo:rsid="002ccac6" officeooo:paragraph-rsid="00c0cfa3" style:font-size-asian="11pt" style:font-size-complex="11pt"/>
    </style:style>
    <style:style style:name="P11" style:family="paragraph" style:parent-style-name="Standard" style:master-page-name="">
      <loext:graphic-properties draw:fill="none"/>
      <style:paragraph-properties fo:margin-left="1cm" fo:margin-right="0cm" fo:margin-top="0cm" fo:margin-bottom="0cm" style:contextual-spacing="false" fo:line-height="115%" fo:orphans="2" fo:widows="2" fo:text-indent="-1cm" style:auto-text-indent="false" style:page-number="auto" fo:background-color="transparent"/>
      <style:text-properties style:font-name="Liberation Sans" fo:font-size="11pt" fo:language="es" fo:country="MX" officeooo:paragraph-rsid="00bc16b0" style:font-size-asian="11pt" style:font-size-complex="11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802654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8b4152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14c51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94e797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ae2333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b04644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d525f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c79be8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c9be74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dc7db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115228" officeooo:paragraph-rsid="00115228" style:font-size-asian="11pt" style:font-size-complex="11pt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114c51" officeooo:paragraph-rsid="00acba3f" style:font-size-asian="11pt" style:font-size-complex="11pt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802654" officeooo:paragraph-rsid="00802654" style:font-size-asian="11pt" style:font-size-complex="11pt"/>
    </style:style>
    <style:style style:name="P2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9pt" fo:letter-spacing="normal" fo:font-style="normal" fo:font-weight="normal" style:font-size-asian="9pt" style:font-size-complex="9pt"/>
    </style:style>
    <style:style style:name="P27" style:family="paragraph" style:parent-style-name="Preformatted_20_Text">
      <style:paragraph-properties fo:orphans="2" fo:widows="2"/>
      <style:text-properties fo:font-variant="normal" fo:text-transform="none" fo:color="#000000" loext:opacity="100%" fo:font-size="9pt" fo:letter-spacing="normal" fo:font-style="normal" fo:font-weight="normal" style:font-size-asian="9pt" style:font-size-complex="9pt"/>
    </style:style>
    <style:style style:name="P28" style:family="paragraph" style:parent-style-name="Preformatted_20_Text">
      <style:paragraph-properties fo:orphans="2" fo:widows="2"/>
      <style:text-properties fo:font-variant="normal" fo:text-transform="none" fo:color="#000000" loext:opacity="100%" fo:font-size="9pt" fo:letter-spacing="normal" fo:font-style="normal" fo:font-weight="normal" officeooo:paragraph-rsid="001161bf" style:font-size-asian="9pt" style:font-size-complex="9pt"/>
    </style:style>
    <style:style style:name="P29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font-size="9pt" fo:letter-spacing="normal" fo:font-style="normal" fo:font-weight="normal" style:font-size-asian="9pt" style:font-size-complex="9pt"/>
    </style:style>
    <style:style style:name="P30" style:family="paragraph" style:parent-style-name="Preformatted_20_Text">
      <style:paragraph-properties fo:orphans="2" fo:widows="2"/>
      <style:text-properties fo:font-variant="normal" fo:text-transform="none" fo:color="#000000" loext:opacity="100%" fo:font-size="9pt" fo:letter-spacing="normal" fo:font-style="normal" fo:font-weight="normal" officeooo:rsid="001ea528" officeooo:paragraph-rsid="001ea528" style:font-size-asian="9pt" style:font-size-complex="9pt"/>
    </style:style>
    <style:style style:name="P31" style:family="paragraph" style:parent-style-name="Preformatted_20_Text">
      <style:paragraph-properties fo:orphans="2" fo:widows="2"/>
      <style:text-properties fo:font-variant="normal" fo:text-transform="none" fo:color="#000000" loext:opacity="100%" fo:font-size="9pt" fo:letter-spacing="normal" fo:font-style="normal" fo:font-weight="normal" officeooo:rsid="001161bf" officeooo:paragraph-rsid="001161bf" style:font-size-asian="9pt" style:font-size-complex="9pt"/>
    </style:style>
    <style:style style:name="P32" style:family="paragraph" style:parent-style-name="Preformatted_20_Text">
      <style:paragraph-properties fo:orphans="2" fo:widows="2"/>
      <style:text-properties fo:font-variant="normal" fo:text-transform="none" fo:color="#000000" loext:opacity="100%" fo:font-size="9pt" fo:letter-spacing="normal" style:font-size-asian="9pt" style:font-size-complex="9pt"/>
    </style:style>
    <style:style style:name="P33" style:family="paragraph" style:parent-style-name="Standard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40ad4b" officeooo:paragraph-rsid="00b59834" style:font-size-asian="11pt" style:font-size-complex="11pt"/>
    </style:style>
    <style:style style:name="P34" style:family="paragraph" style:parent-style-name="Standard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Sans" fo:font-size="9pt" fo:letter-spacing="normal" fo:language="es" fo:country="MX" fo:font-style="normal" fo:font-weight="normal" officeooo:rsid="00d53ba5" officeooo:paragraph-rsid="00cba9e6" style:font-name-asian="Songti SC" style:font-size-asian="9pt" style:font-weight-asian="normal" style:font-name-complex="Arial Unicode MS" style:font-size-complex="9pt" style:font-weight-complex="normal"/>
    </style:style>
    <style:style style:name="P35" style:family="paragraph" style:parent-style-name="Text_20_body">
      <style:paragraph-properties fo:margin-top="0cm" fo:margin-bottom="0cm" style:contextual-spacing="true" fo:line-height="100%" fo:orphans="2" fo:widows="2"/>
      <style:text-properties fo:font-variant="normal" fo:text-transform="none" style:use-window-font-color="true" loext:opacity="0%" style:font-name="Liberation Sans" fo:font-size="9pt" fo:letter-spacing="normal" fo:language="es" fo:country="MX" fo:font-style="normal" fo:font-weight="normal" officeooo:rsid="00d53ba5" officeooo:paragraph-rsid="00cba9e6" style:font-name-asian="Songti SC" style:font-size-asian="9pt" style:font-weight-asian="normal" style:font-name-complex="Arial Unicode MS" style:font-size-complex="9pt" style:font-weight-complex="normal"/>
    </style:style>
    <style:style style:name="P36" style:family="paragraph" style:parent-style-name="Heading_20_3">
      <style:paragraph-properties fo:margin-top="0cm" fo:margin-bottom="0.499cm" style:contextual-spacing="false" fo:orphans="2" fo:widows="2"/>
      <style:text-properties fo:font-variant="normal" fo:text-transform="none" style:use-window-font-color="true" loext:opacity="0%" style:font-name="Liberation Sans" fo:font-size="14pt" fo:letter-spacing="normal" fo:language="es" fo:country="MX" fo:font-style="normal" fo:font-weight="normal" officeooo:rsid="00d53ba5" officeooo:paragraph-rsid="00cba9e6" style:font-name-asian="Songti SC" style:font-size-asian="14pt" style:font-weight-asian="normal" style:font-name-complex="Arial Unicode MS" style:font-size-complex="14pt" style:font-weight-complex="normal"/>
    </style:style>
    <style:style style:name="P37" style:family="paragraph" style:parent-style-name="Heading_20_3">
      <style:paragraph-properties fo:margin-top="0cm" fo:margin-bottom="0.499cm" style:contextual-spacing="false" fo:line-height="100%" fo:orphans="2" fo:widows="2"/>
      <style:text-properties fo:font-variant="normal" fo:text-transform="none" style:use-window-font-color="true" loext:opacity="0%" style:font-name="Liberation Sans" fo:font-size="14pt" fo:letter-spacing="normal" fo:language="es" fo:country="MX" fo:font-style="normal" fo:font-weight="normal" officeooo:rsid="00d53ba5" officeooo:paragraph-rsid="00cba9e6" style:font-name-asian="Songti SC" style:font-size-asian="14pt" style:font-weight-asian="normal" style:font-name-complex="Arial Unicode MS" style:font-size-complex="14pt" style:font-weight-complex="normal"/>
    </style:style>
    <style:style style:name="P38" style:family="paragraph" style:parent-style-name="Heading_20_3">
      <style:paragraph-properties fo:margin-top="0cm" fo:margin-bottom="0.499cm" style:contextual-spacing="false" fo:line-height="100%" fo:orphans="2" fo:widows="2"/>
      <style:text-properties fo:font-variant="normal" fo:text-transform="none" style:use-window-font-color="true" loext:opacity="0%" style:font-name="Liberation Sans" fo:font-size="14pt" fo:letter-spacing="normal" fo:language="es" fo:country="MX" fo:font-style="normal" fo:font-weight="normal" officeooo:rsid="00d53ba5" officeooo:paragraph-rsid="00ccacaf" style:font-name-asian="Songti SC" style:font-size-asian="14pt" style:font-weight-asian="normal" style:font-name-complex="Arial Unicode MS" style:font-size-complex="14pt" style:font-weight-complex="normal"/>
    </style:style>
    <style:style style:name="P39" style:family="paragraph" style:parent-style-name="Text_20_body">
      <style:paragraph-properties fo:margin-top="0cm" fo:margin-bottom="0cm" style:contextual-spacing="true" fo:line-height="100%" fo:orphans="2" fo:widows="2"/>
      <style:text-properties fo:font-variant="normal" fo:text-transform="none" style:use-window-font-color="true" loext:opacity="0%" style:font-name="Liberation Mono" fo:font-size="9pt" fo:letter-spacing="normal" fo:language="es" fo:country="MX" fo:font-style="normal" fo:font-weight="normal" officeooo:rsid="00d53ba5" officeooo:paragraph-rsid="00cba9e6" style:font-name-asian="Songti SC" style:font-size-asian="9pt" style:font-weight-asian="normal" style:font-name-complex="Arial Unicode MS" style:font-size-complex="9pt" style:font-weight-complex="normal"/>
    </style:style>
    <style:style style:name="P40" style:family="paragraph" style:parent-style-name="Text_20_body">
      <style:paragraph-properties fo:margin-top="0cm" fo:margin-bottom="0cm" style:contextual-spacing="true" fo:line-height="100%" fo:orphans="2" fo:widows="2"/>
      <style:text-properties fo:font-variant="normal" fo:text-transform="none" style:use-window-font-color="true" loext:opacity="0%" style:font-name="Liberation Mono" fo:font-size="9pt" fo:letter-spacing="normal" fo:language="es" fo:country="MX" fo:font-style="normal" fo:font-weight="normal" officeooo:rsid="00cba9e6" officeooo:paragraph-rsid="00cba9e6" style:font-name-asian="Songti SC" style:font-size-asian="9pt" style:font-weight-asian="normal" style:font-name-complex="Arial Unicode MS" style:font-size-complex="9pt" style:font-weight-complex="normal"/>
    </style:style>
    <style:style style:name="P41" style:family="paragraph" style:parent-style-name="Text_20_body">
      <style:paragraph-properties fo:margin-top="0cm" fo:margin-bottom="0cm" style:contextual-spacing="true" fo:line-height="100%" fo:orphans="2" fo:widows="2"/>
      <style:text-properties fo:font-variant="normal" fo:text-transform="none" style:use-window-font-color="true" loext:opacity="0%" style:font-name="Liberation Mono" fo:font-size="9pt" fo:letter-spacing="normal" fo:language="es" fo:country="MX" fo:font-style="normal" fo:font-weight="normal" officeooo:rsid="00cba9e6" officeooo:paragraph-rsid="00ccacaf" style:font-name-asian="Songti SC" style:font-size-asian="9pt" style:font-weight-asian="normal" style:font-name-complex="Arial Unicode MS" style:font-size-complex="9pt" style:font-weight-complex="normal"/>
    </style:style>
    <style:style style:name="P42" style:family="paragraph" style:parent-style-name="Text_20_body">
      <style:paragraph-properties fo:margin-top="0cm" fo:margin-bottom="0cm" style:contextual-spacing="true" fo:line-height="100%" fo:orphans="2" fo:widows="2"/>
      <style:text-properties fo:font-variant="normal" fo:text-transform="none" style:use-window-font-color="true" loext:opacity="0%" style:font-name="Liberation Mono" fo:font-size="9pt" fo:letter-spacing="normal" fo:language="es" fo:country="MX" fo:font-style="normal" fo:font-weight="normal" officeooo:rsid="00ccacaf" officeooo:paragraph-rsid="00ccacaf" style:font-name-asian="Songti SC" style:font-size-asian="9pt" style:font-weight-asian="normal" style:font-name-complex="Arial Unicode MS" style:font-size-complex="9pt" style:font-weight-complex="normal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fo:font-size="18pt" officeooo:paragraph-rsid="0012eb98" style:font-size-asian="18pt" style:font-size-complex="18pt"/>
    </style:style>
    <style:style style:name="P44" style:family="paragraph" style:parent-style-name="Preformatted_20_Text">
      <style:paragraph-properties fo:orphans="2" fo:widows="2"/>
      <style:text-properties fo:font-size="9pt" style:font-size-asian="9pt" style:font-size-complex="9pt"/>
    </style:style>
    <style:style style:name="P45" style:family="paragraph" style:parent-style-name="Heading_20_2">
      <style:paragraph-properties fo:margin-top="0cm" fo:margin-bottom="0.499cm" style:contextual-spacing="false"/>
      <style:text-properties fo:color="#808080" loext:opacity="100%" style:font-name="Liberation Sans" fo:font-size="14pt" fo:font-weight="normal" officeooo:paragraph-rsid="00cba9e6" style:font-name-asian="Songti SC" style:font-size-asian="14pt" style:font-weight-asian="normal" style:font-name-complex="Arial Unicode MS" style:font-size-complex="14pt" style:font-weight-complex="normal"/>
    </style:style>
    <style:style style:name="P46" style:family="paragraph" style:parent-style-name="Heading_20_2">
      <style:text-properties fo:color="#808080" loext:opacity="100%" style:font-name="Liberation Sans" fo:font-size="14pt" fo:font-weight="normal" officeooo:rsid="00cba9e6" style:font-name-asian="Songti SC" style:font-size-asian="14pt" style:font-weight-asian="normal" style:font-name-complex="Arial Unicode MS" style:font-size-complex="14pt" style:font-weight-complex="normal"/>
    </style:style>
    <style:style style:name="P47" style:family="paragraph" style:parent-style-name="Heading_20_2">
      <style:text-properties fo:color="#808080" loext:opacity="100%" style:font-name="Liberation Sans" fo:font-size="14pt" fo:font-weight="normal" officeooo:rsid="00cba9e6" officeooo:paragraph-rsid="00c9be74" style:font-name-asian="Songti SC" style:font-size-asian="14pt" style:font-weight-asian="normal" style:font-name-complex="Arial Unicode MS" style:font-size-complex="14pt" style:font-weight-complex="normal"/>
    </style:style>
    <style:style style:name="P48" style:family="paragraph" style:parent-style-name="Heading_20_2">
      <style:text-properties fo:color="#808080" loext:opacity="100%" style:font-name="Liberation Sans" fo:font-size="14pt" fo:font-weight="normal" officeooo:paragraph-rsid="00cba9e6" style:font-size-asian="14pt" style:font-weight-asian="normal" style:font-size-complex="14pt" style:font-weight-complex="normal"/>
    </style:style>
    <style:style style:name="P49" style:family="paragraph" style:parent-style-name="Table_20_Contents">
      <style:paragraph-properties fo:margin-top="0cm" fo:margin-bottom="0.12cm" style:contextual-spacing="false"/>
    </style:style>
    <style:style style:name="P50" style:family="paragraph" style:parent-style-name="Table_20_Contents">
      <style:paragraph-properties fo:margin-top="0cm" fo:margin-bottom="0.12cm" style:contextual-spacing="false"/>
      <style:text-properties style:font-name="sans-serif" fo:font-size="10pt" officeooo:rsid="005dffad" officeooo:paragraph-rsid="005dffad" style:font-size-asian="10pt" style:font-size-complex="10pt"/>
    </style:style>
    <style:style style:name="P51" style:family="paragraph" style:parent-style-name="Table_20_Contents">
      <style:paragraph-properties fo:margin-top="0cm" fo:margin-bottom="0.12cm" style:contextual-spacing="false"/>
      <style:text-properties officeooo:paragraph-rsid="005dffad"/>
    </style:style>
    <style:style style:name="P5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54" style:family="paragraph" style:parent-style-name="Text_20_body">
      <style:text-properties officeooo:paragraph-rsid="00bf1b66"/>
    </style:style>
    <style:style style:name="P55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ans" fo:font-size="11pt" officeooo:rsid="009dc16e" officeooo:paragraph-rsid="00e152a5" style:font-size-asian="11pt" style:font-size-complex="11pt"/>
    </style:style>
    <style:style style:name="P5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114c51" officeooo:paragraph-rsid="00e2c46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d78558" style:font-style-asian="italic" style:font-style-complex="italic"/>
    </style:style>
    <style:style style:name="T3" style:family="text">
      <style:text-properties fo:color="#808080" loext:opacity="100%" fo:font-size="9pt" officeooo:rsid="001a3857" style:font-size-asian="9pt" style:font-size-complex="9pt"/>
    </style:style>
    <style:style style:name="T4" style:family="text">
      <style:text-properties fo:color="#808080" loext:opacity="100%" fo:font-weight="bold" officeooo:rsid="001a3857" style:font-size-asian="9pt" style:font-weight-asian="bold" style:font-size-complex="9pt" style:font-weight-complex="bold"/>
    </style:style>
    <style:style style:name="T5" style:family="text">
      <style:text-properties fo:color="#808080" loext:opacity="100%" style:font-name="Liberation Mono" fo:font-weight="bold" officeooo:rsid="0064df27" style:font-weight-asian="bold" style:font-weight-complex="bold"/>
    </style:style>
    <style:style style:name="T6" style:family="text">
      <style:text-properties fo:color="#808080" loext:opacity="100%" style:font-name="Liberation Mono" fo:font-size="10pt" fo:font-weight="bold" officeooo:rsid="005dffad" style:font-size-asian="10pt" style:font-weight-asian="bold" style:font-size-complex="10pt" style:font-weight-complex="bold"/>
    </style:style>
    <style:style style:name="T7" style:family="text">
      <style:text-properties fo:color="#808080" loext:opacity="100%" style:font-name="Liberation Mono" officeooo:rsid="00cba9e6"/>
    </style:style>
    <style:style style:name="T8" style:family="text">
      <style:text-properties fo:color="#808080" loext:opacity="100%" style:font-name="Liberation Mono" officeooo:rsid="00ccacaf"/>
    </style:style>
    <style:style style:name="T9" style:family="text">
      <style:text-properties fo:color="#808080" loext:opacity="100%" fo:font-size="11pt" fo:font-weight="bold" officeooo:rsid="00ec2012" style:font-size-asian="11pt" style:font-weight-asian="bold" style:font-size-complex="11pt" style:font-weight-complex="bold"/>
    </style:style>
    <style:style style:name="T10" style:family="text">
      <style:text-properties style:use-window-font-color="true" loext:opacity="0%" style:font-name="Liberation Sans" officeooo:rsid="001a3857" style:font-size-asian="9pt" style:font-size-complex="9pt"/>
    </style:style>
    <style:style style:name="T11" style:family="text">
      <style:text-properties fo:color="#0000ff" loext:opacity="100%" style:font-name="Liberation Sans" fo:font-weight="bold" officeooo:rsid="001a3857" style:font-size-asian="9pt" style:font-weight-asian="bold" style:font-size-complex="9pt" style:font-weight-complex="bold"/>
    </style:style>
    <style:style style:name="T12" style:family="text">
      <style:text-properties fo:color="#0000ff" loext:opacity="100%" fo:font-size="11pt" fo:font-weight="bold" officeooo:rsid="00ec2012" style:font-size-asian="11pt" style:font-weight-asian="bold" style:font-size-complex="11pt" style:font-weight-complex="bold"/>
    </style:style>
    <style:style style:name="T13" style:family="text">
      <style:text-properties fo:color="#0000ff" loext:opacity="100%" fo:font-size="11pt" fo:font-weight="bold" officeooo:rsid="01625bbb" style:font-size-asian="11pt" style:font-weight-asian="bold" style:font-size-complex="11pt" style:font-weight-complex="bold"/>
    </style:style>
    <style:style style:name="T14" style:family="text">
      <style:text-properties style:font-name="sans-serif" fo:font-size="10pt" style:font-size-asian="10pt" style:font-size-complex="10pt"/>
    </style:style>
    <style:style style:name="T15" style:family="text">
      <style:text-properties style:font-name="sans-serif" fo:font-size="10pt" officeooo:rsid="005dffad" style:font-size-asian="10pt" style:font-size-complex="10pt"/>
    </style:style>
    <style:style style:name="T16" style:family="text">
      <style:text-properties style:font-name="sans-serif" fo:font-size="10pt" officeooo:rsid="007cc9b6" style:font-size-asian="10pt" style:font-size-complex="10pt"/>
    </style:style>
    <style:style style:name="T17" style:family="text"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T1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f5f38" style:font-size-asian="11pt" style:font-size-complex="11pt"/>
    </style:style>
    <style:style style:name="T1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15228" style:font-size-asian="11pt" style:font-size-complex="11pt"/>
    </style:style>
    <style:style style:name="T2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161bf" style:font-size-asian="11pt" style:font-size-complex="11pt"/>
    </style:style>
    <style:style style:name="T2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44f6a" style:font-size-asian="11pt" style:font-size-complex="11pt"/>
    </style:style>
    <style:style style:name="T2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64b53" style:font-size-asian="11pt" style:font-size-complex="11pt"/>
    </style:style>
    <style:style style:name="T2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0a15e" style:font-size-asian="11pt" style:font-size-complex="11pt"/>
    </style:style>
    <style:style style:name="T2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4df27" style:font-size-asian="11pt" style:font-size-complex="11pt"/>
    </style:style>
    <style:style style:name="T2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cc9b6" style:font-size-asian="11pt" style:font-size-complex="11pt"/>
    </style:style>
    <style:style style:name="T2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fd3ff" style:font-size-asian="11pt" style:font-size-complex="11pt"/>
    </style:style>
    <style:style style:name="T2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610d8" style:font-size-asian="11pt" style:font-size-complex="11pt"/>
    </style:style>
    <style:style style:name="T2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02654" style:font-size-asian="11pt" style:font-size-complex="11pt"/>
    </style:style>
    <style:style style:name="T2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7bb3f" style:font-size-asian="11pt" style:font-size-complex="11pt"/>
    </style:style>
    <style:style style:name="T3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84f50" style:font-size-asian="11pt" style:font-size-complex="11pt"/>
    </style:style>
    <style:style style:name="T3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14c51" style:font-size-asian="11pt" style:font-size-complex="11pt"/>
    </style:style>
    <style:style style:name="T3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180d2" style:font-size-asian="11pt" style:font-size-complex="11pt"/>
    </style:style>
    <style:style style:name="T3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c7919" style:font-size-asian="11pt" style:font-size-complex="11pt"/>
    </style:style>
    <style:style style:name="T3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9cfe9" style:font-size-asian="11pt" style:font-size-complex="11pt"/>
    </style:style>
    <style:style style:name="T3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a4da2" style:font-size-asian="11pt" style:font-size-complex="11pt"/>
    </style:style>
    <style:style style:name="T3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816d9" style:font-size-asian="11pt" style:font-size-complex="11pt"/>
    </style:style>
    <style:style style:name="T3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b2da1" style:font-size-asian="11pt" style:font-size-complex="11pt"/>
    </style:style>
    <style:style style:name="T3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aa387" style:font-size-asian="11pt" style:font-size-complex="11pt"/>
    </style:style>
    <style:style style:name="T3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cba3f" style:font-size-asian="11pt" style:font-size-complex="11pt"/>
    </style:style>
    <style:style style:name="T4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bc0c9" style:font-size-asian="11pt" style:font-size-complex="11pt"/>
    </style:style>
    <style:style style:name="T4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362de" style:font-size-asian="11pt" style:font-size-complex="11pt"/>
    </style:style>
    <style:style style:name="T4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b57f1" style:font-size-asian="11pt" style:font-size-complex="11pt"/>
    </style:style>
    <style:style style:name="T4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5692f" style:font-size-asian="11pt" style:font-size-complex="11pt"/>
    </style:style>
    <style:style style:name="T4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be016" style:font-size-asian="11pt" style:font-size-complex="11pt"/>
    </style:style>
    <style:style style:name="T4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0ad4b" style:font-size-asian="11pt" style:font-size-complex="11pt"/>
    </style:style>
    <style:style style:name="T4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a3857" style:font-size-asian="11pt" style:font-size-complex="11pt"/>
    </style:style>
    <style:style style:name="T4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3c781" style:font-size-asian="11pt" style:font-size-complex="11pt"/>
    </style:style>
    <style:style style:name="T4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c8da2" style:font-size-asian="11pt" style:font-size-complex="11pt"/>
    </style:style>
    <style:style style:name="T4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d525f" style:font-size-asian="11pt" style:font-size-complex="11pt"/>
    </style:style>
    <style:style style:name="T5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c79be8" style:font-size-asian="11pt" style:font-size-complex="11pt"/>
    </style:style>
    <style:style style:name="T5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c8fee1" style:font-size-asian="11pt" style:font-size-complex="11pt"/>
    </style:style>
    <style:style style:name="T5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c9be74" style:font-size-asian="11pt" style:font-size-complex="11pt"/>
    </style:style>
    <style:style style:name="T5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cba9e6" style:font-size-asian="11pt" style:font-size-complex="11pt"/>
    </style:style>
    <style:style style:name="T5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167dd" style:font-size-asian="11pt" style:font-size-complex="11pt"/>
    </style:style>
    <style:style style:name="T5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e6134" style:font-size-asian="11pt" style:font-size-complex="11pt"/>
    </style:style>
    <style:style style:name="T5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a4da2" style:font-size-asian="11pt" style:font-style-asian="normal" style:font-size-complex="11pt" style:font-style-complex="normal"/>
    </style:style>
    <style:style style:name="T57" style:family="text">
      <style:text-properties fo:font-variant="normal" fo:text-transform="none" fo:color="#000000" loext:opacity="100%" style:font-name="sans-serif" fo:font-size="11pt" fo:letter-spacing="normal" fo:font-style="normal" style:text-underline-style="none" fo:font-weight="normal" officeooo:rsid="00c79be8" style:font-size-asian="11pt" style:font-size-complex="11pt"/>
    </style:style>
    <style:style style:name="T58" style:family="text">
      <style:text-properties fo:font-variant="normal" fo:text-transform="none" fo:color="#000000" loext:opacity="100%" style:font-name="sans-serif" fo:font-size="11pt" fo:letter-spacing="normal" fo:font-style="normal" style:text-underline-style="none" fo:font-weight="normal" officeooo:rsid="00115228" style:font-size-asian="11pt" style:font-size-complex="11pt"/>
    </style:style>
    <style:style style:name="T59" style:family="text">
      <style:text-properties fo:font-variant="normal" fo:text-transform="none" fo:color="#000000" loext:opacity="100%" style:font-name="sans-serif" fo:font-size="11pt" fo:letter-spacing="normal" fo:font-style="italic" fo:font-weight="normal" style:font-size-asian="11pt" style:font-style-asian="italic" style:font-size-complex="11pt" style:font-style-complex="italic"/>
    </style:style>
    <style:style style:name="T60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4a4da2" style:font-size-asian="11pt" style:font-style-asian="italic" style:font-size-complex="11pt" style:font-style-complex="italic"/>
    </style:style>
    <style:style style:name="T61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5b2da1" style:font-size-asian="11pt" style:font-style-asian="italic" style:font-size-complex="11pt" style:font-style-complex="italic"/>
    </style:style>
    <style:style style:name="T62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4bc0c9" style:font-size-asian="11pt" style:font-style-asian="italic" style:font-size-complex="11pt" style:font-style-complex="italic"/>
    </style:style>
    <style:style style:name="T63" style:family="text">
      <style:text-properties fo:font-variant="normal" fo:text-transform="none" fo:color="#000000" loext:opacity="100%" style:font-name="sans-serif" fo:letter-spacing="normal" fo:font-style="normal" fo:font-weight="normal"/>
    </style:style>
    <style:style style:name="T64" style:family="text">
      <style:text-properties fo:font-variant="normal" fo:text-transform="none" fo:color="#000000" loext:opacity="100%" style:font-name="sans-serif" fo:letter-spacing="normal" fo:font-style="normal" fo:font-weight="normal" officeooo:rsid="00317c80"/>
    </style:style>
    <style:style style:name="T65" style:family="text">
      <style:text-properties fo:font-variant="normal" fo:text-transform="none" fo:color="#000000" loext:opacity="100%" style:font-name="sans-serif" fo:letter-spacing="normal" fo:font-style="normal" fo:font-weight="normal" officeooo:rsid="00144f6a"/>
    </style:style>
    <style:style style:name="T66" style:family="text">
      <style:text-properties fo:font-variant="normal" fo:text-transform="none" fo:color="#000000" loext:opacity="100%" style:font-name="sans-serif" fo:letter-spacing="normal" fo:font-style="normal" fo:font-weight="normal" officeooo:rsid="0050b14e"/>
    </style:style>
    <style:style style:name="T67" style:family="text">
      <style:text-properties fo:font-variant="normal" fo:text-transform="none" fo:color="#000000" loext:opacity="100%" style:font-name="sans-serif" fo:letter-spacing="normal" fo:font-style="normal" fo:font-weight="normal" officeooo:rsid="005180cc"/>
    </style:style>
    <style:style style:name="T68" style:family="text">
      <style:text-properties fo:font-variant="normal" fo:text-transform="none" fo:color="#000000" loext:opacity="100%" style:font-name="sans-serif" fo:letter-spacing="normal" fo:font-style="normal" fo:font-weight="normal" officeooo:rsid="0053c053"/>
    </style:style>
    <style:style style:name="T69" style:family="text">
      <style:text-properties fo:font-variant="normal" fo:text-transform="none" fo:color="#000000" loext:opacity="100%" style:font-name="sans-serif" fo:letter-spacing="normal" fo:font-style="normal" fo:font-weight="normal" officeooo:rsid="00541a2e"/>
    </style:style>
    <style:style style:name="T70" style:family="text">
      <style:text-properties fo:font-variant="normal" fo:text-transform="none" fo:color="#000000" loext:opacity="100%" style:font-name="sans-serif" fo:letter-spacing="normal" fo:font-style="normal" fo:font-weight="normal" officeooo:rsid="00547a44"/>
    </style:style>
    <style:style style:name="T71" style:family="text">
      <style:text-properties fo:font-variant="normal" fo:text-transform="none" fo:color="#000000" loext:opacity="100%" style:font-name="sans-serif" fo:letter-spacing="normal" fo:font-style="normal" fo:font-weight="normal" officeooo:rsid="005618a2"/>
    </style:style>
    <style:style style:name="T72" style:family="text">
      <style:text-properties fo:font-variant="normal" fo:text-transform="none" fo:color="#000000" loext:opacity="100%" style:font-name="sans-serif" fo:letter-spacing="normal" fo:font-style="normal" fo:font-weight="normal" officeooo:rsid="008e5b73"/>
    </style:style>
    <style:style style:name="T73" style:family="text">
      <style:text-properties fo:font-variant="normal" fo:text-transform="none" fo:color="#000000" loext:opacity="100%" style:font-name="sans-serif" fo:letter-spacing="normal" fo:font-style="normal" fo:font-weight="normal" officeooo:rsid="0097b4a0"/>
    </style:style>
    <style:style style:name="T74" style:family="text">
      <style:text-properties fo:font-variant="normal" fo:text-transform="none" fo:color="#000000" loext:opacity="100%" style:font-name="sans-serif" fo:letter-spacing="normal" fo:font-style="normal" fo:font-weight="normal" officeooo:rsid="0098a219"/>
    </style:style>
    <style:style style:name="T75" style:family="text">
      <style:text-properties fo:font-variant="normal" fo:text-transform="none" fo:color="#000000" loext:opacity="100%" style:font-name="sans-serif" fo:letter-spacing="normal" fo:font-style="normal" fo:font-weight="normal" officeooo:rsid="009d507a"/>
    </style:style>
    <style:style style:name="T76" style:family="text">
      <style:text-properties fo:font-variant="normal" fo:text-transform="none" fo:color="#000000" loext:opacity="100%" style:font-name="sans-serif" fo:letter-spacing="normal" fo:font-style="normal" fo:font-weight="normal" officeooo:rsid="009e49ec"/>
    </style:style>
    <style:style style:name="T77" style:family="text">
      <style:text-properties fo:font-variant="normal" fo:text-transform="none" fo:color="#000000" loext:opacity="100%" style:font-name="sans-serif" fo:letter-spacing="normal" fo:font-style="normal" fo:font-weight="normal" officeooo:rsid="00b87724"/>
    </style:style>
    <style:style style:name="T78" style:family="text">
      <style:text-properties fo:font-variant="normal" fo:text-transform="none" fo:color="#000000" loext:opacity="100%" style:font-name="sans-serif" fo:letter-spacing="normal" fo:font-style="normal" fo:font-weight="normal" officeooo:rsid="00b87689" style:font-weight-asian="bold" style:font-weight-complex="bold"/>
    </style:style>
    <style:style style:name="T79" style:family="text">
      <style:text-properties fo:font-variant="normal" fo:text-transform="none" fo:color="#000000" loext:opacity="100%" style:font-name="sans-serif" fo:letter-spacing="normal" fo:font-style="normal" fo:font-weight="normal" officeooo:rsid="00e0b92c"/>
    </style:style>
    <style:style style:name="T80" style:family="text">
      <style:text-properties fo:font-variant="normal" fo:text-transform="none" fo:color="#000000" loext:opacity="100%" style:font-name="sans-serif" fo:letter-spacing="normal" fo:font-style="normal" fo:font-weight="bold" officeooo:rsid="007f74d6" style:font-weight-asian="bold" style:font-weight-complex="bold"/>
    </style:style>
    <style:style style:name="T81" style:family="text">
      <style:text-properties fo:font-variant="normal" fo:text-transform="none" fo:color="#000000" loext:opacity="100%" style:font-name="sans-serif" fo:letter-spacing="normal" fo:font-style="normal" fo:font-weight="bold" officeooo:rsid="000e5d82" style:font-weight-asian="bold" style:font-weight-complex="bold"/>
    </style:style>
    <style:style style:name="T82" style:family="text">
      <style:text-properties fo:font-variant="normal" fo:text-transform="none" fo:color="#000000" loext:opacity="100%" style:font-name="sans-serif" fo:letter-spacing="normal" fo:font-style="normal" fo:font-weight="bold" officeooo:rsid="0081fccc" style:font-weight-asian="bold" style:font-weight-complex="bold"/>
    </style:style>
    <style:style style:name="T83" style:family="text">
      <style:text-properties fo:font-variant="normal" fo:text-transform="none" fo:color="#000000" loext:opacity="100%" style:font-name="sans-serif" fo:letter-spacing="normal" fo:font-style="normal" fo:font-weight="bold" officeooo:rsid="0089aeae" style:font-weight-asian="bold" style:font-weight-complex="bold"/>
    </style:style>
    <style:style style:name="T84" style:family="text">
      <style:text-properties fo:font-variant="normal" fo:text-transform="none" fo:color="#000000" loext:opacity="100%" style:font-name="sans-serif" fo:letter-spacing="normal" fo:font-style="normal" fo:font-weight="bold" officeooo:rsid="008cb86b" style:font-weight-asian="bold" style:font-weight-complex="bold"/>
    </style:style>
    <style:style style:name="T85" style:family="text">
      <style:text-properties fo:font-variant="normal" fo:text-transform="none" fo:color="#000000" loext:opacity="100%" style:font-name="sans-serif" fo:letter-spacing="normal" fo:font-style="normal" fo:font-weight="bold" officeooo:rsid="00c9be74" style:font-weight-asian="bold" style:font-weight-complex="bold"/>
    </style:style>
    <style:style style:name="T86" style:family="text">
      <style:text-properties fo:font-variant="normal" fo:text-transform="none" fo:color="#000000" loext:opacity="100%" style:font-name="sans-serif" fo:letter-spacing="normal" fo:font-style="italic" fo:font-weight="normal" officeooo:rsid="00b87689" style:font-style-asian="italic" style:font-weight-asian="bold" style:font-style-complex="italic" style:font-weight-complex="bold"/>
    </style:style>
    <style:style style:name="T87" style:family="text">
      <style:text-properties fo:font-variant="normal" fo:text-transform="none" fo:color="#000000" loext:opacity="100%" style:font-name="sans-serif" fo:letter-spacing="normal" fo:font-style="italic" fo:font-weight="normal" officeooo:rsid="00e152a5" style:font-style-asian="italic" style:font-weight-asian="bold" style:font-style-complex="italic" style:font-weight-complex="bold"/>
    </style:style>
    <style:style style:name="T88" style:family="text">
      <style:text-properties fo:font-variant="normal" fo:text-transform="none" fo:color="#000000" loext:opacity="100%" style:font-name="sans-serif" fo:letter-spacing="normal" fo:font-style="italic" fo:font-weight="bold" officeooo:rsid="007f74d6" style:font-style-asian="italic" style:font-weight-asian="bold" style:font-style-complex="italic" style:font-weight-complex="bold"/>
    </style:style>
    <style:style style:name="T89" style:family="text">
      <style:text-properties fo:font-variant="normal" fo:text-transform="none" fo:color="#000000" loext:opacity="100%" style:font-name="sans-serif" fo:letter-spacing="normal" fo:font-style="italic" fo:font-weight="bold" officeooo:rsid="000e5d82" style:font-style-asian="italic" style:font-weight-asian="bold" style:font-style-complex="italic" style:font-weight-complex="bold"/>
    </style:style>
    <style:style style:name="T90" style:family="text">
      <style:text-properties fo:font-variant="normal" fo:text-transform="none" fo:color="#000000" loext:opacity="100%" style:font-name="sans-serif" fo:letter-spacing="normal" fo:font-style="italic" fo:font-weight="bold" officeooo:rsid="00c9be74" style:font-style-asian="italic" style:font-weight-asian="bold" style:font-style-complex="italic" style:font-weight-complex="bold"/>
    </style:style>
    <style:style style:name="T91" style:family="text">
      <style:text-properties fo:font-variant="normal" fo:text-transform="none" fo:color="#000000" loext:opacity="100%" style:font-name="sans-serif" fo:letter-spacing="normal" fo:font-style="italic" fo:font-weight="bold" officeooo:rsid="00b87689" style:font-style-asian="italic" style:font-weight-asian="bold" style:font-style-complex="italic" style:font-weight-complex="bold"/>
    </style:style>
    <style:style style:name="T92" style:family="text">
      <style:text-properties fo:font-variant="normal" fo:text-transform="none" fo:color="#000000" loext:opacity="100%" style:font-name="sans-serif" fo:letter-spacing="normal" fo:font-style="italic" fo:font-weight="bold" officeooo:rsid="00e152a5" style:font-style-asian="italic" style:font-weight-asian="bold" style:font-style-complex="italic" style:font-weight-complex="bold"/>
    </style:style>
    <style:style style:name="T93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0f5f38" style:font-size-asian="11pt" style:font-size-complex="11pt"/>
    </style:style>
    <style:style style:name="T9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64df27" style:font-size-asian="11pt" style:font-size-complex="11pt"/>
    </style:style>
    <style:style style:name="T95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6c8da2" style:font-size-asian="11pt" style:font-size-complex="11pt"/>
    </style:style>
    <style:style style:name="T96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a3857" style:font-size-asian="11pt" style:font-size-complex="11pt"/>
    </style:style>
    <style:style style:name="T97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64b53" style:font-size-asian="11pt" style:font-size-complex="11pt"/>
    </style:style>
    <style:style style:name="T98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7cc9b6" style:font-size-asian="11pt" style:font-size-complex="11pt"/>
    </style:style>
    <style:style style:name="T99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802654" style:font-size-asian="11pt" style:font-size-complex="11pt"/>
    </style:style>
    <style:style style:name="T100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87bb3f" style:font-size-asian="11pt" style:font-size-complex="11pt"/>
    </style:style>
    <style:style style:name="T101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884f50" style:font-size-asian="11pt" style:font-size-complex="11pt"/>
    </style:style>
    <style:style style:name="T102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4273da" style:font-size-asian="11pt" style:font-size-complex="11pt"/>
    </style:style>
    <style:style style:name="T103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5cb6d9" style:font-size-asian="11pt" style:font-size-complex="11pt"/>
    </style:style>
    <style:style style:name="T10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5b61fb" style:font-size-asian="11pt" style:font-size-complex="11pt"/>
    </style:style>
    <style:style style:name="T105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8e3bb8" style:font-size-asian="11pt" style:font-size-complex="11pt"/>
    </style:style>
    <style:style style:name="T106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97b4a0" style:font-size-asian="11pt" style:font-size-complex="11pt"/>
    </style:style>
    <style:style style:name="T107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40ad4b" style:font-size-asian="11pt" style:font-size-complex="11pt"/>
    </style:style>
    <style:style style:name="T108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5deb1b" style:font-size-asian="11pt" style:font-size-complex="11pt"/>
    </style:style>
    <style:style style:name="T109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48a178" style:font-size-asian="11pt" style:font-size-complex="11pt"/>
    </style:style>
    <style:style style:name="T110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14c51" style:font-size-asian="11pt" style:font-size-complex="11pt"/>
    </style:style>
    <style:style style:name="T111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6b57f1" style:font-size-asian="11pt" style:font-size-complex="11pt"/>
    </style:style>
    <style:style style:name="T112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58b2e1" style:font-size-asian="11pt" style:font-size-complex="11pt"/>
    </style:style>
    <style:style style:name="T113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98a219" style:font-size-asian="11pt" style:font-size-complex="11pt"/>
    </style:style>
    <style:style style:name="T11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c8fee1" style:font-size-asian="11pt" style:font-size-complex="11pt"/>
    </style:style>
    <style:style style:name="T115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b3c781" style:font-size-asian="11pt" style:font-size-complex="11pt"/>
    </style:style>
    <style:style style:name="T116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87bb3f" style:font-size-asian="11pt" style:font-style-asian="normal" style:font-size-complex="11pt" style:font-style-complex="normal"/>
    </style:style>
    <style:style style:name="T117" style:family="text">
      <style:text-properties fo:font-variant="normal" fo:text-transform="none" fo:color="#000000" loext:opacity="100%" style:font-name="Liberation Mono" fo:font-size="11pt" fo:letter-spacing="normal" fo:font-style="normal" style:text-underline-style="none" fo:font-weight="normal" officeooo:rsid="0064df27" style:font-size-asian="11pt" style:font-size-complex="11pt"/>
    </style:style>
    <style:style style:name="T118" style:family="text">
      <style:text-properties fo:font-variant="normal" fo:text-transform="none" fo:color="#000000" loext:opacity="100%" style:font-name="Liberation Mono" fo:font-size="11pt" fo:letter-spacing="normal" fo:language="zxx" fo:country="none" fo:font-style="normal" style:text-underline-style="none" fo:font-weight="normal" officeooo:rsid="006dc7db" style:font-size-asian="11pt" style:language-asian="zxx" style:country-asian="none" style:font-size-complex="11pt" style:language-complex="zxx" style:country-complex="none"/>
    </style:style>
    <style:style style:name="T119" style:family="text">
      <style:text-properties fo:font-variant="normal" fo:text-transform="none" fo:color="#000000" loext:opacity="100%" style:font-name="Liberation Mono" fo:font-size="11pt" fo:letter-spacing="normal" fo:language="zxx" fo:country="none" fo:font-style="normal" style:text-underline-style="none" fo:font-weight="normal" officeooo:rsid="006c8da2" style:font-size-asian="11pt" style:language-asian="zxx" style:country-asian="none" style:font-size-complex="11pt" style:language-complex="zxx" style:country-complex="none"/>
    </style:style>
    <style:style style:name="T120" style:family="text">
      <style:text-properties fo:font-variant="normal" fo:text-transform="none" fo:color="#000000" loext:opacity="100%" style:font-name="Liberation Mono" fo:letter-spacing="normal" fo:font-style="normal" fo:font-weight="normal"/>
    </style:style>
    <style:style style:name="T121" style:family="text">
      <style:text-properties fo:font-variant="normal" fo:text-transform="none" fo:color="#000000" loext:opacity="100%" style:font-name="Liberation Mono" fo:letter-spacing="normal" fo:font-style="normal" fo:font-weight="normal" officeooo:rsid="00144f6a"/>
    </style:style>
    <style:style style:name="T122" style:family="text">
      <style:text-properties fo:font-variant="normal" fo:text-transform="none" fo:color="#000000" loext:opacity="100%" style:font-name="Liberation Mono" fo:letter-spacing="normal" fo:font-style="normal" fo:font-weight="normal" officeooo:rsid="0048a178"/>
    </style:style>
    <style:style style:name="T123" style:family="text">
      <style:text-properties fo:font-variant="normal" fo:text-transform="none" fo:color="#000000" loext:opacity="100%" style:font-name="Liberation Mono" fo:letter-spacing="normal" fo:font-style="normal" fo:font-weight="normal" officeooo:rsid="0040ad4b"/>
    </style:style>
    <style:style style:name="T124" style:family="text">
      <style:text-properties fo:font-variant="normal" fo:text-transform="none" fo:color="#000000" loext:opacity="100%" style:font-name="Liberation Mono" fo:letter-spacing="normal" fo:font-style="normal" fo:font-weight="normal" officeooo:rsid="006180d2"/>
    </style:style>
    <style:style style:name="T125" style:family="text">
      <style:text-properties fo:font-variant="normal" fo:text-transform="none" fo:color="#000000" loext:opacity="100%" style:font-name="Liberation Mono" fo:letter-spacing="normal" fo:font-style="normal" fo:font-weight="normal" officeooo:rsid="0068b141"/>
    </style:style>
    <style:style style:name="T126" style:family="text">
      <style:text-properties fo:font-variant="normal" fo:text-transform="none" fo:color="#000000" loext:opacity="100%" style:font-name="Liberation Mono" fo:letter-spacing="normal" fo:font-style="normal" fo:font-weight="normal" officeooo:rsid="0098a219"/>
    </style:style>
    <style:style style:name="T127" style:family="text">
      <style:text-properties fo:font-variant="normal" fo:text-transform="none" fo:color="#000000" loext:opacity="100%" style:font-name="Liberation Mono" fo:letter-spacing="normal" fo:font-style="normal" fo:font-weight="normal" officeooo:rsid="00c1a8dd"/>
    </style:style>
    <style:style style:name="T12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f5f38" style:font-size-asian="11pt" style:font-size-complex="11pt"/>
    </style:style>
    <style:style style:name="T12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7a5b4" style:font-size-asian="11pt" style:font-size-complex="11pt"/>
    </style:style>
    <style:style style:name="T13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02654" style:font-size-asian="11pt" style:font-size-complex="11pt"/>
    </style:style>
    <style:style style:name="T13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dfe8d" style:font-size-asian="11pt" style:font-size-complex="11pt"/>
    </style:style>
    <style:style style:name="T13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0e06a" style:font-size-asian="11pt" style:font-size-complex="11pt"/>
    </style:style>
    <style:style style:name="T13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96f71" style:font-size-asian="11pt" style:font-size-complex="11pt"/>
    </style:style>
    <style:style style:name="T13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38ed2" style:font-size-asian="11pt" style:font-size-complex="11pt"/>
    </style:style>
    <style:style style:name="T13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4e797" style:font-size-asian="11pt" style:font-size-complex="11pt"/>
    </style:style>
    <style:style style:name="T13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b61fb" style:font-size-asian="11pt" style:font-size-complex="11pt"/>
    </style:style>
    <style:style style:name="T13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e3bb8" style:font-size-asian="11pt" style:font-size-complex="11pt"/>
    </style:style>
    <style:style style:name="T13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bfd1e" style:font-size-asian="11pt" style:font-size-complex="11pt"/>
    </style:style>
    <style:style style:name="T13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273da" style:font-size-asian="11pt" style:font-size-complex="11pt"/>
    </style:style>
    <style:style style:name="T14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cb6d9" style:font-size-asian="11pt" style:font-size-complex="11pt"/>
    </style:style>
    <style:style style:name="T14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0ad4b" style:font-size-asian="11pt" style:font-size-complex="11pt"/>
    </style:style>
    <style:style style:name="T14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ffb62" style:font-size-asian="11pt" style:font-size-complex="11pt"/>
    </style:style>
    <style:style style:name="T14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7bb3f" style:font-size-asian="11pt" style:font-size-complex="11pt"/>
    </style:style>
    <style:style style:name="T14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84f50" style:font-size-asian="11pt" style:font-size-complex="11pt"/>
    </style:style>
    <style:style style:name="T14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7a6ad" style:font-size-asian="11pt" style:font-size-complex="11pt"/>
    </style:style>
    <style:style style:name="T14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7b4a0" style:font-size-asian="11pt" style:font-size-complex="11pt"/>
    </style:style>
    <style:style style:name="T14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8a219" style:font-size-asian="11pt" style:font-size-complex="11pt"/>
    </style:style>
    <style:style style:name="T14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deb1b" style:font-size-asian="11pt" style:font-size-complex="11pt"/>
    </style:style>
    <style:style style:name="T14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14c51" style:font-size-asian="11pt" style:font-size-complex="11pt"/>
    </style:style>
    <style:style style:name="T15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cc9b6" style:font-size-asian="11pt" style:font-size-complex="11pt"/>
    </style:style>
    <style:style style:name="T15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a3857" style:font-size-asian="11pt" style:font-size-complex="11pt"/>
    </style:style>
    <style:style style:name="T15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8a178" style:font-size-asian="11pt" style:font-size-complex="11pt"/>
    </style:style>
    <style:style style:name="T15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aebd42" style:font-size-asian="11pt" style:font-size-complex="11pt"/>
    </style:style>
    <style:style style:name="T15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b21e46" style:font-size-asian="11pt" style:font-size-complex="11pt"/>
    </style:style>
    <style:style style:name="T15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b3c781" style:font-size-asian="11pt" style:font-size-complex="11pt"/>
    </style:style>
    <style:style style:name="T15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b87724" style:font-size-asian="11pt" style:font-size-complex="11pt"/>
    </style:style>
    <style:style style:name="T15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4f2f2" style:font-size-asian="11pt" style:font-size-complex="11pt"/>
    </style:style>
    <style:style style:name="T15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ba33ed" style:font-size-asian="11pt" style:font-size-complex="11pt"/>
    </style:style>
    <style:style style:name="T15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b57f1" style:font-size-asian="11pt" style:font-size-complex="11pt"/>
    </style:style>
    <style:style style:name="T16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bf1b66" style:font-size-asian="11pt" style:font-size-complex="11pt"/>
    </style:style>
    <style:style style:name="T16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02310" style:font-size-asian="11pt" style:font-size-complex="11pt"/>
    </style:style>
    <style:style style:name="T16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4df27" style:font-size-asian="11pt" style:font-size-complex="11pt"/>
    </style:style>
    <style:style style:name="T16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15228" style:font-size-asian="11pt" style:font-size-complex="11pt"/>
    </style:style>
    <style:style style:name="T16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8fee1" style:font-size-asian="11pt" style:font-size-complex="11pt"/>
    </style:style>
    <style:style style:name="T16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9be74" style:font-size-asian="11pt" style:font-size-complex="11pt"/>
    </style:style>
    <style:style style:name="T16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daf1ac" style:font-size-asian="11pt" style:font-size-complex="11pt"/>
    </style:style>
    <style:style style:name="T16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dbe14d" style:font-size-asian="11pt" style:font-size-complex="11pt"/>
    </style:style>
    <style:style style:name="T16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e2b28e" style:font-size-asian="11pt" style:font-size-complex="11pt"/>
    </style:style>
    <style:style style:name="T16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7a5b4" style:font-size-asian="11pt" style:font-style-asian="normal" style:font-size-complex="11pt" style:font-style-complex="normal"/>
    </style:style>
    <style:style style:name="T17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4e797" style:font-size-asian="11pt" style:font-style-asian="normal" style:font-size-complex="11pt" style:font-style-complex="normal"/>
    </style:style>
    <style:style style:name="T17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0e06a" style:font-size-asian="11pt" style:font-style-asian="normal" style:font-size-complex="11pt" style:font-style-complex="normal"/>
    </style:style>
    <style:style style:name="T172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27a5b4" style:font-size-asian="11pt" style:font-style-asian="italic" style:font-size-complex="11pt" style:font-style-complex="italic"/>
    </style:style>
    <style:style style:name="T173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6ffb62" style:font-size-asian="11pt" style:font-style-asian="italic" style:font-size-complex="11pt" style:font-style-complex="italic"/>
    </style:style>
    <style:style style:name="T174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97b4a0" style:font-size-asian="11pt" style:font-style-asian="italic" style:font-size-complex="11pt" style:font-style-complex="italic"/>
    </style:style>
    <style:style style:name="T175" style:family="text">
      <style:text-properties fo:font-variant="normal" fo:text-transform="none" fo:color="#000000" loext:opacity="100%" style:font-name="Liberation Sans" fo:font-size="11pt" fo:letter-spacing="normal" fo:language="zxx" fo:country="none" fo:font-style="normal" style:text-underline-style="none" fo:font-weight="normal" officeooo:rsid="006dc7db" style:font-size-asian="11pt" style:language-asian="zxx" style:country-asian="none" style:font-size-complex="11pt" style:language-complex="zxx" style:country-complex="none"/>
    </style:style>
    <style:style style:name="T176" style:family="text">
      <style:text-properties fo:font-variant="normal" fo:text-transform="none" fo:color="#000000" loext:opacity="100%" style:font-name="Liberation Sans" fo:font-size="11pt" fo:letter-spacing="normal" fo:language="zxx" fo:country="none" fo:font-style="normal" style:text-underline-style="none" fo:font-weight="normal" officeooo:rsid="006c8da2" style:font-size-asian="11pt" style:language-asian="zxx" style:country-asian="none" style:font-size-complex="11pt" style:language-complex="zxx" style:country-complex="none"/>
    </style:style>
    <style:style style:name="T177" style:family="text">
      <style:text-properties fo:font-variant="normal" fo:text-transform="none" fo:color="#000000" loext:opacity="100%" style:font-name="Liberation Sans" fo:letter-spacing="normal" fo:font-style="normal" fo:font-weight="normal" officeooo:rsid="006180d2"/>
    </style:style>
    <style:style style:name="T178" style:family="text">
      <style:text-properties fo:font-variant="normal" fo:text-transform="none" fo:color="#000000" loext:opacity="100%" style:font-name="Liberation Sans" fo:letter-spacing="normal" fo:font-style="normal" fo:font-weight="normal" officeooo:rsid="005816d9"/>
    </style:style>
    <style:style style:name="T179" style:family="text">
      <style:text-properties fo:font-variant="normal" fo:text-transform="none" fo:color="#000000" loext:opacity="100%" style:font-name="Liberation Sans" fo:letter-spacing="normal" fo:font-style="normal" fo:font-weight="normal" officeooo:rsid="00b87724"/>
    </style:style>
    <style:style style:name="T180" style:family="text">
      <style:text-properties fo:font-variant="normal" fo:text-transform="none" fo:color="#000000" loext:opacity="100%" fo:letter-spacing="normal" fo:font-style="normal" fo:font-weight="normal" officeooo:rsid="0040ad4b"/>
    </style:style>
    <style:style style:name="T181" style:family="text">
      <style:text-properties fo:font-variant="normal" fo:text-transform="none" fo:color="#000000" loext:opacity="100%" fo:letter-spacing="normal" fo:font-style="normal" fo:font-weight="normal" officeooo:rsid="0048a178"/>
    </style:style>
    <style:style style:name="T182" style:family="text">
      <style:text-properties fo:font-variant="normal" fo:text-transform="none" fo:color="#000000" loext:opacity="100%" fo:letter-spacing="normal" fo:font-style="normal" fo:font-weight="normal" officeooo:rsid="00acba3f"/>
    </style:style>
    <style:style style:name="T183" style:family="text">
      <style:text-properties fo:font-variant="normal" fo:text-transform="none" fo:color="#000000" loext:opacity="100%" fo:letter-spacing="normal" fo:font-style="normal" fo:font-weight="normal" officeooo:rsid="005816d9"/>
    </style:style>
    <style:style style:name="T184" style:family="text">
      <style:text-properties fo:font-variant="normal" fo:text-transform="none" fo:color="#000000" loext:opacity="100%" fo:letter-spacing="normal" fo:font-style="normal" fo:font-weight="normal" officeooo:rsid="006180d2"/>
    </style:style>
    <style:style style:name="T185" style:family="text">
      <style:text-properties fo:font-variant="normal" fo:text-transform="none" fo:color="#000000" loext:opacity="100%" fo:letter-spacing="normal" fo:font-style="normal" fo:font-weight="normal" officeooo:rsid="00b04644"/>
    </style:style>
    <style:style style:name="T186" style:family="text">
      <style:text-properties fo:font-variant="normal" fo:text-transform="none" fo:color="#000000" loext:opacity="100%" fo:letter-spacing="normal" fo:font-style="normal" fo:font-weight="normal" officeooo:rsid="00596f71"/>
    </style:style>
    <style:style style:name="T187" style:family="text">
      <style:text-properties fo:font-variant="normal" fo:text-transform="none" fo:color="#000000" loext:opacity="100%" fo:letter-spacing="normal" fo:font-style="normal" fo:font-weight="normal" officeooo:rsid="0048bb0d"/>
    </style:style>
    <style:style style:name="T188" style:family="text">
      <style:text-properties fo:font-variant="normal" fo:text-transform="none" fo:color="#000000" loext:opacity="100%" fo:letter-spacing="normal" fo:font-style="normal" fo:font-weight="normal" officeooo:rsid="005977e5"/>
    </style:style>
    <style:style style:name="T189" style:family="text">
      <style:text-properties fo:font-variant="normal" fo:text-transform="none" fo:color="#000000" loext:opacity="100%" fo:letter-spacing="normal" fo:font-style="normal" fo:font-weight="normal" officeooo:rsid="0068b141"/>
    </style:style>
    <style:style style:name="T190" style:family="text">
      <style:text-properties fo:font-variant="normal" fo:text-transform="none" fo:color="#000000" loext:opacity="100%" fo:letter-spacing="normal" fo:font-style="normal" fo:font-weight="normal" officeooo:rsid="005bfd1e"/>
    </style:style>
    <style:style style:name="T191" style:family="text">
      <style:text-properties fo:font-variant="normal" fo:text-transform="none" fo:color="#000000" loext:opacity="100%" fo:letter-spacing="normal" fo:font-style="normal" fo:font-weight="normal" officeooo:rsid="006a109b"/>
    </style:style>
    <style:style style:name="T192" style:family="text">
      <style:text-properties fo:font-variant="normal" fo:text-transform="none" fo:color="#000000" loext:opacity="100%" fo:letter-spacing="normal" fo:font-style="normal" fo:font-weight="normal" officeooo:rsid="00b87724"/>
    </style:style>
    <style:style style:name="T193" style:family="text">
      <style:text-properties fo:font-variant="normal" fo:text-transform="none" fo:color="#000000" loext:opacity="100%" fo:letter-spacing="normal" fo:font-style="normal" fo:font-weight="normal" officeooo:rsid="0098a219"/>
    </style:style>
    <style:style style:name="T194" style:family="text">
      <style:text-properties fo:font-variant="normal" fo:text-transform="none" fo:color="#000000" loext:opacity="100%" fo:letter-spacing="normal" fo:font-style="normal" fo:font-weight="normal" officeooo:rsid="00c1a8dd"/>
    </style:style>
    <style:style style:name="T195" style:family="text">
      <style:text-properties fo:font-variant="normal" fo:text-transform="none" fo:color="#000000" loext:opacity="100%" fo:letter-spacing="normal" fo:font-style="normal" fo:font-weight="normal" officeooo:rsid="00d1f4ee"/>
    </style:style>
    <style:style style:name="T196" style:family="text">
      <style:text-properties fo:font-variant="normal" fo:text-transform="none" fo:color="#000000" loext:opacity="100%" fo:letter-spacing="normal" fo:font-style="normal" fo:font-weight="normal" officeooo:rsid="00da668a"/>
    </style:style>
    <style:style style:name="T197" style:family="text">
      <style:text-properties fo:font-variant="normal" fo:text-transform="none" fo:color="#000000" loext:opacity="100%" fo:letter-spacing="normal" fo:font-style="normal" fo:font-weight="normal" officeooo:rsid="00de6f24"/>
    </style:style>
    <style:style style:name="T198" style:family="text">
      <style:text-properties fo:font-variant="normal" fo:text-transform="none" fo:color="#000000" loext:opacity="100%" fo:letter-spacing="normal" fo:font-style="normal" fo:font-weight="normal" officeooo:rsid="00e152a5"/>
    </style:style>
    <style:style style:name="T199" style:family="text">
      <style:text-properties fo:font-variant="normal" fo:text-transform="none" fo:color="#000000" loext:opacity="100%" fo:letter-spacing="normal" fo:font-style="normal" style:text-underline-style="none" fo:font-weight="normal" officeooo:rsid="0098a219"/>
    </style:style>
    <style:style style:name="T200" style:family="text">
      <style:text-properties fo:font-variant="normal" fo:text-transform="none" fo:color="#000000" loext:opacity="100%" fo:letter-spacing="normal" fo:font-style="normal" style:text-underline-style="none" fo:font-weight="normal" officeooo:rsid="005deb1b"/>
    </style:style>
    <style:style style:name="T201" style:family="text">
      <style:text-properties fo:font-variant="normal" fo:text-transform="none" fo:color="#000000" loext:opacity="100%" fo:letter-spacing="normal" fo:font-style="normal" style:text-underline-style="none" fo:font-weight="normal" officeooo:rsid="005bfd1e"/>
    </style:style>
    <style:style style:name="T202" style:family="text">
      <style:text-properties fo:font-variant="normal" fo:text-transform="none" fo:color="#000000" loext:opacity="100%" fo:letter-spacing="normal" fo:font-style="normal" style:text-underline-style="none" fo:font-weight="normal" officeooo:rsid="0071f735"/>
    </style:style>
    <style:style style:name="T203" style:family="text">
      <style:text-properties fo:font-variant="normal" fo:text-transform="none" fo:color="#000000" loext:opacity="100%" style:font-name="SF Pro Text" fo:letter-spacing="normal" fo:font-style="normal" fo:font-weight="normal"/>
    </style:style>
    <style:style style:name="T204" style:family="text">
      <style:text-properties fo:font-variant="normal" fo:text-transform="none" fo:color="#000000" loext:opacity="100%" style:font-name="SF Pro Text" fo:letter-spacing="normal" fo:font-style="italic" fo:font-weight="normal"/>
    </style:style>
    <style:style style:name="T205" style:family="text">
      <style:text-properties fo:font-variant="normal" fo:text-transform="none" fo:color="#000000" loext:opacity="100%" style:font-name="SF Pro Text" fo:letter-spacing="normal" fo:font-style="italic" fo:font-weight="normal" officeooo:rsid="00b256c3"/>
    </style:style>
    <style:style style:name="T206" style:family="text">
      <style:text-properties fo:font-variant="normal" fo:text-transform="none" fo:color="#000000" loext:opacity="100%" style:font-name="Liberation Sans" fo:letter-spacing="normal" fo:font-style="normal" fo:font-weight="normal" officeooo:rsid="00b87689" style:font-weight-asian="bold" style:font-weight-complex="bold"/>
    </style:style>
    <style:style style:name="T207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115228" style:font-size-asian="11pt" style:font-size-complex="11pt"/>
    </style:style>
    <style:style style:name="T208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0f5f38" style:font-size-asian="11pt" style:font-size-complex="11pt"/>
    </style:style>
    <style:style style:name="T209" style:family="text">
      <style:text-properties fo:font-variant="normal" fo:text-transform="none" fo:color="#000080" loext:opacity="100%" style:font-name="sans-serif" fo:letter-spacing="normal" fo:font-style="normal" style:text-underline-style="solid" style:text-underline-width="auto" style:text-underline-color="font-color" fo:font-weight="normal"/>
    </style:style>
    <style:style style:name="T210" style:family="text">
      <style:text-properties fo:font-variant="normal" fo:text-transform="none" fo:color="#000080" loext:opacity="100%" style:font-name="Liberation Mono" fo:font-size="11pt" fo:letter-spacing="normal" fo:language="zxx" fo:country="none" fo:font-style="normal" style:text-underline-style="solid" style:text-underline-width="auto" style:text-underline-color="font-color" fo:font-weight="normal" officeooo:rsid="006c8da2" style:font-size-asian="11pt" style:language-asian="zxx" style:country-asian="none" style:font-size-complex="11pt" style:language-complex="zxx" style:country-complex="none"/>
    </style:style>
    <style:style style:name="T211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802654" style:font-size-asian="11pt" style:font-size-complex="11pt"/>
    </style:style>
    <style:style style:name="T212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884f50" style:font-size-asian="11pt" style:font-size-complex="11pt"/>
    </style:style>
    <style:style style:name="T213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6180d2" style:font-size-asian="11pt" style:font-size-complex="11pt"/>
    </style:style>
    <style:style style:name="T214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48a178" style:font-size-asian="11pt" style:font-size-complex="11pt"/>
    </style:style>
    <style:style style:name="T215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58b2e1" style:font-size-asian="11pt" style:font-size-complex="11pt"/>
    </style:style>
    <style:style style:name="T216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114c51" style:font-size-asian="11pt" style:font-size-complex="11pt"/>
    </style:style>
    <style:style style:name="T217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64df27" style:font-size-asian="11pt" style:font-size-complex="11pt"/>
    </style:style>
    <style:style style:name="T218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40ad4b" style:font-size-asian="11pt" style:font-size-complex="11pt"/>
    </style:style>
    <style:style style:name="T219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98a219" style:font-size-asian="11pt" style:font-size-complex="11pt"/>
    </style:style>
    <style:style style:name="T220" style:family="text">
      <style:text-properties fo:font-variant="normal" fo:text-transform="none" fo:color="#000080" loext:opacity="100%" style:font-name="Liberation Mono" fo:letter-spacing="normal" fo:font-style="normal" style:text-underline-style="solid" style:text-underline-width="auto" style:text-underline-color="font-color" fo:font-weight="normal" officeooo:rsid="0048a178"/>
    </style:style>
    <style:style style:name="T221" style:family="text">
      <style:text-properties fo:font-variant="normal" fo:text-transform="none" fo:color="#000080" loext:opacity="100%" style:font-name="Liberation Sans" fo:font-size="11pt" fo:letter-spacing="normal" fo:font-style="normal" style:text-underline-style="solid" style:text-underline-width="auto" style:text-underline-color="font-color" fo:font-weight="normal" officeooo:rsid="0027a5b4" style:font-size-asian="11pt" style:font-size-complex="11pt"/>
    </style:style>
    <style:style style:name="T222" style:family="text">
      <style:text-properties fo:font-variant="normal" fo:text-transform="none" fo:color="#000080" loext:opacity="100%" style:font-name="Liberation Sans" fo:font-size="11pt" fo:letter-spacing="normal" fo:font-style="normal" style:text-underline-style="solid" style:text-underline-width="auto" style:text-underline-color="font-color" fo:font-weight="normal" officeooo:rsid="008e3bb8" style:font-size-asian="11pt" style:font-size-complex="11pt"/>
    </style:style>
    <style:style style:name="T223" style:family="text">
      <style:text-properties fo:font-variant="normal" fo:text-transform="none" fo:color="#000080" loext:opacity="100%" style:font-name="Liberation Sans" fo:font-size="11pt" fo:letter-spacing="normal" fo:font-style="normal" style:text-underline-style="solid" style:text-underline-width="auto" style:text-underline-color="font-color" fo:font-weight="normal" officeooo:rsid="006ffb62" style:font-size-asian="11pt" style:font-size-complex="11pt"/>
    </style:style>
    <style:style style:name="T224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fo:font-weight="normal" officeooo:rsid="0048a178"/>
    </style:style>
    <style:style style:name="T225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fo:font-weight="normal" officeooo:rsid="005816d9"/>
    </style:style>
    <style:style style:name="T226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fo:font-weight="normal" officeooo:rsid="0098a219"/>
    </style:style>
    <style:style style:name="T227" style:family="text">
      <style:text-properties fo:font-variant="normal" fo:text-transform="none" fo:color="#808080" loext:opacity="100%" style:font-name="Liberation Mono" fo:letter-spacing="normal" fo:font-style="normal" fo:font-weight="bold" officeooo:rsid="0098a219" style:font-weight-asian="bold" style:font-weight-complex="bold"/>
    </style:style>
    <style:style style:name="T228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0114c51" style:font-size-asian="11pt" style:font-weight-asian="bold" style:font-size-complex="11pt" style:font-weight-complex="bold"/>
    </style:style>
    <style:style style:name="T229" style:family="text">
      <style:text-properties fo:font-variant="normal" fo:text-transform="none" fo:color="#808080" loext:opacity="100%" style:font-name="Liberation Sans" fo:letter-spacing="normal" fo:font-style="normal" fo:font-weight="bold" officeooo:rsid="0098a219" style:font-weight-asian="bold" style:font-weight-complex="bold"/>
    </style:style>
    <style:style style:name="T230" style:family="text">
      <style:text-properties fo:font-variant="normal" fo:text-transform="none" style:use-window-font-color="true" loext:opacity="0%" style:font-name="sans-serif" fo:font-size="11pt" fo:letter-spacing="normal" fo:font-style="normal" style:text-underline-style="none" fo:font-weight="normal" officeooo:rsid="00115228" style:font-size-asian="11pt" style:font-size-complex="11pt"/>
    </style:style>
    <style:style style:name="T231" style:family="text">
      <style:text-properties fo:font-variant="normal" fo:text-transform="none" style:use-window-font-color="true" loext:opacity="0%" style:font-name="sans-serif" fo:font-size="11pt" fo:letter-spacing="normal" fo:font-style="normal" style:text-underline-style="none" fo:font-weight="normal" officeooo:rsid="00c79be8" style:font-size-asian="11pt" style:font-size-complex="11pt"/>
    </style:style>
    <style:style style:name="T232" style:family="text">
      <style:text-properties fo:font-variant="normal" fo:text-transform="none" style:use-window-font-color="true" loext:opacity="0%" style:font-name="Liberation Sans" fo:font-size="11pt" fo:letter-spacing="normal" fo:language="zxx" fo:country="none" fo:font-style="normal" style:text-underline-style="none" fo:font-weight="normal" officeooo:rsid="00c9be74" style:font-size-asian="11pt" style:language-asian="zxx" style:country-asian="none" style:font-size-complex="11pt" style:language-complex="zxx" style:country-complex="none"/>
    </style:style>
    <style:style style:name="T233" style:family="text">
      <style:text-properties fo:font-variant="normal" fo:text-transform="none" style:use-window-font-color="true" loext:opacity="0%" style:font-name="Liberation Sans" fo:font-size="11pt" fo:letter-spacing="normal" fo:language="zxx" fo:country="none" fo:font-style="normal" style:text-underline-style="none" fo:font-weight="normal" officeooo:rsid="006c8da2" style:font-size-asian="11pt" style:language-asian="zxx" style:country-asian="none" style:font-size-complex="11pt" style:language-complex="zxx" style:country-complex="none"/>
    </style:style>
    <style:style style:name="T234" style:family="text">
      <style:text-properties fo:font-variant="normal" fo:text-transform="none" style:use-window-font-color="true" loext:opacity="0%" style:font-name="Liberation Sans" fo:font-size="11pt" fo:letter-spacing="normal" fo:language="zxx" fo:country="none" fo:font-style="normal" style:text-underline-style="none" fo:font-weight="normal" officeooo:rsid="00e060a9" style:font-size-asian="11pt" style:language-asian="zxx" style:country-asian="none" style:font-size-complex="11pt" style:language-complex="zxx" style:country-complex="none"/>
    </style:style>
    <style:style style:name="T235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c9be74" style:font-size-asian="11pt" style:font-size-complex="11pt"/>
    </style:style>
    <style:style style:name="T236" style:family="text">
      <style:text-properties fo:font-variant="normal" fo:text-transform="none" fo:color="#00008b" loext:opacity="100%" style:font-name="Liberation Sans" fo:font-size="11pt" fo:letter-spacing="normal" fo:font-style="normal" style:text-underline-style="solid" style:text-underline-width="auto" style:text-underline-color="font-color" fo:font-weight="normal" officeooo:rsid="0098a219" style:font-size-asian="11pt" style:font-size-complex="11pt"/>
    </style:style>
    <style:style style:name="T237" style:family="text">
      <style:text-properties fo:font-variant="normal" fo:text-transform="none" fo:color="#00008b" loext:opacity="100%" style:font-name="sans-serif" fo:font-size="11pt" fo:letter-spacing="normal" fo:font-style="normal" style:text-underline-style="solid" style:text-underline-width="auto" style:text-underline-color="font-color" fo:font-weight="normal" officeooo:rsid="00c79be8" style:font-size-asian="11pt" style:font-size-complex="11pt"/>
    </style:style>
    <style:style style:name="T238" style:family="text">
      <style:text-properties fo:font-variant="normal" fo:text-transform="none" fo:color="#00008b" loext:opacity="100%" style:font-name="Liberation Mono" fo:font-size="11pt" fo:letter-spacing="normal" fo:font-style="normal" style:text-underline-style="solid" style:text-underline-width="auto" style:text-underline-color="font-color" fo:font-weight="normal" officeooo:rsid="006d525f" style:font-size-asian="11pt" style:font-size-complex="11pt"/>
    </style:style>
    <style:style style:name="T239" style:family="text">
      <style:text-properties fo:font-style="normal" fo:font-weight="normal"/>
    </style:style>
    <style:style style:name="T240" style:family="text">
      <style:text-properties officeooo:rsid="001161bf"/>
    </style:style>
    <style:style style:name="T241" style:family="text">
      <style:text-properties style:font-name="Liberation Mono"/>
    </style:style>
    <style:style style:name="T242" style:family="text">
      <style:text-properties style:font-name="Liberation Mono" officeooo:rsid="0048a178"/>
    </style:style>
    <style:style style:name="T243" style:family="text">
      <style:text-properties style:font-name="Liberation Mono" fo:font-size="11pt" officeooo:rsid="0048a178" style:font-size-asian="11pt" style:font-size-complex="11pt"/>
    </style:style>
    <style:style style:name="T244" style:family="text">
      <style:text-properties style:font-name="Liberation Mono" fo:font-size="11pt" officeooo:rsid="005816d9" style:font-size-asian="11pt" style:font-size-complex="11pt"/>
    </style:style>
    <style:style style:name="T245" style:family="text">
      <style:text-properties style:font-name="Liberation Mono" officeooo:rsid="0040ad4b"/>
    </style:style>
    <style:style style:name="T246" style:family="text">
      <style:text-properties style:font-name="Liberation Mono" officeooo:rsid="006180d2"/>
    </style:style>
    <style:style style:name="T247" style:family="text">
      <style:text-properties style:font-name="Liberation Mono" officeooo:rsid="0010c02b"/>
    </style:style>
    <style:style style:name="T248" style:family="text">
      <style:text-properties style:font-name="Liberation Mono" officeooo:rsid="0064df27"/>
    </style:style>
    <style:style style:name="T249" style:family="text">
      <style:text-properties style:font-name="Liberation Mono" officeooo:rsid="006d525f"/>
    </style:style>
    <style:style style:name="T250" style:family="text">
      <style:text-properties style:font-name="Liberation Mono" fo:font-size="10pt" style:font-size-asian="10pt" style:font-size-complex="10pt"/>
    </style:style>
    <style:style style:name="T251" style:family="text">
      <style:text-properties style:font-name="Liberation Mono" fo:font-size="10pt" officeooo:rsid="005dffad" style:font-size-asian="10pt" style:font-size-complex="10pt"/>
    </style:style>
    <style:style style:name="T252" style:family="text">
      <style:text-properties style:font-name="Liberation Mono" fo:font-size="10pt" officeooo:rsid="0071f735" style:font-size-asian="10pt" style:font-size-complex="10pt"/>
    </style:style>
    <style:style style:name="T253" style:family="text">
      <style:text-properties style:font-name="Liberation Mono" officeooo:rsid="00848a08"/>
    </style:style>
    <style:style style:name="T254" style:family="text">
      <style:text-properties style:font-name="Liberation Mono" officeooo:rsid="00a03493"/>
    </style:style>
    <style:style style:name="T255" style:family="text">
      <style:text-properties style:font-name="Liberation Mono" officeooo:rsid="00a06a97"/>
    </style:style>
    <style:style style:name="T256" style:family="text">
      <style:text-properties style:font-name="Liberation Mono" officeooo:rsid="00a6ffe6"/>
    </style:style>
    <style:style style:name="T257" style:family="text">
      <style:text-properties style:font-name="Liberation Mono" officeooo:rsid="00bf1b66"/>
    </style:style>
    <style:style style:name="T258" style:family="text">
      <style:text-properties style:font-name="Liberation Mono" officeooo:rsid="007dfd96"/>
    </style:style>
    <style:style style:name="T259" style:family="text">
      <style:text-properties style:font-name="Liberation Mono" officeooo:rsid="00cba9e6"/>
    </style:style>
    <style:style style:name="T260" style:family="text">
      <style:text-properties style:font-name="Liberation Mono" officeooo:rsid="00ccacaf"/>
    </style:style>
    <style:style style:name="T261" style:family="text">
      <style:text-properties style:font-name="Liberation Mono" officeooo:rsid="00a4d8f1"/>
    </style:style>
    <style:style style:name="T262" style:family="text">
      <style:text-properties style:font-name="Liberation Mono" officeooo:rsid="00a87224"/>
    </style:style>
    <style:style style:name="T263" style:family="text">
      <style:text-properties style:font-name="Liberation Mono" officeooo:rsid="00bb473b"/>
    </style:style>
    <style:style style:name="T264" style:family="text">
      <style:text-properties style:font-name="Liberation Mono" officeooo:rsid="00dc7da3"/>
    </style:style>
    <style:style style:name="T265" style:family="text">
      <style:text-properties style:font-name="Liberation Sans"/>
    </style:style>
    <style:style style:name="T266" style:family="text">
      <style:text-properties style:font-name="Liberation Sans" fo:font-size="11pt" style:font-size-asian="11pt" style:font-size-complex="11pt"/>
    </style:style>
    <style:style style:name="T267" style:family="text">
      <style:text-properties style:font-name="Liberation Sans" fo:font-size="11pt" officeooo:rsid="0048a178" style:font-size-asian="11pt" style:font-size-complex="11pt"/>
    </style:style>
    <style:style style:name="T268" style:family="text">
      <style:text-properties style:font-name="Liberation Sans" fo:font-size="11pt" officeooo:rsid="005816d9" style:font-size-asian="11pt" style:font-size-complex="11pt"/>
    </style:style>
    <style:style style:name="T269" style:family="text">
      <style:text-properties style:font-name="Liberation Sans" officeooo:rsid="0040ad4b"/>
    </style:style>
    <style:style style:name="T270" style:family="text">
      <style:text-properties style:font-name="Liberation Sans" officeooo:rsid="006180d2"/>
    </style:style>
    <style:style style:name="T271" style:family="text">
      <style:text-properties style:font-name="Liberation Sans" officeooo:rsid="009cf7f5"/>
    </style:style>
    <style:style style:name="T272" style:family="text">
      <style:text-properties style:font-name="Liberation Sans" officeooo:rsid="00a03493"/>
    </style:style>
    <style:style style:name="T273" style:family="text">
      <style:text-properties style:font-name="Liberation Sans" officeooo:rsid="00848a08"/>
    </style:style>
    <style:style style:name="T274" style:family="text">
      <style:text-properties style:font-name="Liberation Sans" officeooo:rsid="00a978dd"/>
    </style:style>
    <style:style style:name="T275" style:family="text">
      <style:text-properties style:font-name="Liberation Sans" officeooo:rsid="00a023ae"/>
    </style:style>
    <style:style style:name="T276" style:family="text">
      <style:text-properties style:font-name="Liberation Sans" officeooo:rsid="00860725"/>
    </style:style>
    <style:style style:name="T277" style:family="text">
      <style:text-properties style:font-name="Liberation Sans" officeooo:rsid="0087bb3f"/>
    </style:style>
    <style:style style:name="T278" style:family="text">
      <style:text-properties style:font-name="Liberation Sans" officeooo:rsid="0048a178"/>
    </style:style>
    <style:style style:name="T279" style:family="text">
      <style:text-properties style:font-name="Liberation Sans" officeooo:rsid="00764813"/>
    </style:style>
    <style:style style:name="T280" style:family="text">
      <style:text-properties style:font-name="Liberation Sans" officeooo:rsid="00b4d4f2"/>
    </style:style>
    <style:style style:name="T281" style:family="text">
      <style:text-properties style:font-name="Liberation Sans" officeooo:rsid="00bf1b66"/>
    </style:style>
    <style:style style:name="T282" style:family="text">
      <style:text-properties style:font-name="Liberation Sans" officeooo:rsid="00bb473b"/>
    </style:style>
    <style:style style:name="T283" style:family="text">
      <style:text-properties style:font-name="Liberation Sans" officeooo:rsid="00c93219"/>
    </style:style>
    <style:style style:name="T284" style:family="text">
      <style:text-properties officeooo:rsid="001ea528"/>
    </style:style>
    <style:style style:name="T285" style:family="text">
      <style:text-properties fo:color="#000080" loext:opacity="100%" style:text-underline-style="solid" style:text-underline-width="auto" style:text-underline-color="font-color"/>
    </style:style>
    <style:style style:name="T286" style:family="text">
      <style:text-properties fo:color="#000080" loext:opacity="100%" style:text-underline-style="solid" style:text-underline-width="auto" style:text-underline-color="font-color" officeooo:rsid="00d78558"/>
    </style:style>
    <style:style style:name="T287" style:family="text">
      <style:text-properties officeooo:rsid="006180d2"/>
    </style:style>
    <style:style style:name="T288" style:family="text">
      <style:text-properties officeooo:rsid="006b57f1"/>
    </style:style>
    <style:style style:name="T289" style:family="text">
      <style:text-properties officeooo:rsid="00a03493"/>
    </style:style>
    <style:style style:name="T290" style:family="text">
      <style:text-properties officeooo:rsid="00a06a97"/>
    </style:style>
    <style:style style:name="T291" style:family="text">
      <style:text-properties officeooo:rsid="00a4d8f1"/>
    </style:style>
    <style:style style:name="T292" style:family="text">
      <style:text-properties officeooo:rsid="00a6ffe6"/>
    </style:style>
    <style:style style:name="T293" style:family="text">
      <style:text-properties officeooo:rsid="00aae133"/>
    </style:style>
    <style:style style:name="T294" style:family="text">
      <style:text-properties fo:color="#00008b" loext:opacity="100%" style:font-name="Liberation Sans" style:text-underline-style="solid" style:text-underline-width="auto" style:text-underline-color="font-color" officeooo:rsid="00764813"/>
    </style:style>
    <style:style style:name="T295" style:family="text">
      <style:text-properties fo:color="#000000" loext:opacity="100%" fo:font-size="11pt" officeooo:rsid="004fd333" style:font-size-asian="11pt" style:font-style-asian="normal" style:font-size-complex="11pt" style:font-style-complex="normal"/>
    </style:style>
    <style:style style:name="T296" style:family="text">
      <style:text-properties fo:color="#000000" loext:opacity="100%" fo:font-size="11pt" officeooo:rsid="00ec2012" style:font-size-asian="11pt" style:font-weight-asian="bold" style:font-size-complex="11pt" style:font-weight-complex="bold"/>
    </style:style>
    <style:style style:name="T297" style:family="text">
      <style:text-properties fo:color="#000000" loext:opacity="100%" fo:font-size="11pt" officeooo:rsid="01625bbb" style:font-size-asian="11pt" style:font-weight-asian="bold" style:font-size-complex="11pt" style:font-weight-complex="bold"/>
    </style:style>
    <style:style style:name="T298" style:family="text">
      <style:text-properties fo:color="#000000" loext:opacity="100%" fo:font-size="11pt" officeooo:rsid="00ccacaf" style:font-size-asian="11pt" style:font-weight-asian="bold" style:font-size-complex="11pt" style:font-weight-complex="bold"/>
    </style:style>
    <style:style style:name="T299" style:family="text">
      <style:text-properties fo:color="#000000" loext:opacity="100%" fo:font-size="11pt" style:font-size-asian="11pt" style:font-size-complex="11pt"/>
    </style:style>
    <style:style style:name="T300" style:family="text">
      <style:text-properties style:font-name-asian="Songti SC" style:font-name-complex="Arial Unicode MS"/>
    </style:style>
    <style:style style:name="T301" style:family="text">
      <style:text-properties officeooo:rsid="00cba9e6" style:font-name-asian="Songti SC" style:font-name-complex="Arial Unicode MS"/>
    </style:style>
    <style:style style:name="T302" style:family="text">
      <style:text-properties officeooo:rsid="00cba9e6"/>
    </style:style>
    <style:style style:name="T303" style:family="text">
      <style:text-properties officeooo:rsid="00cfe91b"/>
    </style:style>
    <style:style style:name="T304" style:family="text">
      <style:text-properties style:font-name="Liberation Mono1" officeooo:rsid="00cfe91b" style:font-name-asian="Liberation Mono1" style:font-name-complex="Liberation Mono1"/>
    </style:style>
    <style:style style:name="T305" style:family="text">
      <style:text-properties style:font-name="Liberation Mono1" officeooo:rsid="00d36ebd" style:font-name-asian="Liberation Mono1" style:font-name-complex="Liberation Mono1"/>
    </style:style>
    <style:style style:name="T306" style:family="text">
      <style:text-properties officeooo:rsid="00d36ebd"/>
    </style:style>
    <style:style style:name="T307" style:family="text">
      <style:text-properties officeooo:rsid="00d78558"/>
    </style:style>
    <style:style style:name="T308" style:family="text">
      <style:text-properties officeooo:rsid="00dc7da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80">Funciones para</text:span><text:span text:style-name="T83"> comprobar </text:span><text:span text:style-name="T84">o asignar</text:span><text:span text:style-name="T80"> </text:span><text:span text:style-name="T88">v</text:span><text:span text:style-name="T89">alores </text:span><text:span text:style-name="T90">perdidos</text:span><text:span text:style-name="T85"> o</text:span><text:span text:style-name="T81"> </text:span><text:span text:style-name="T85">‘</text:span><text:span text:style-name="T81">no disponibles’ </text:span><text:span text:style-name="T82">en un objeto</text:span></text:p>
      <text:h text:style-name="P46" text:outline-level="2"><text:bookmark-start text:name="__RefHeading___Toc46076_2224347589"/>1. Descripción<text:bookmark-end text:name="__RefHeading___Toc46076_2224347589"/></text:h>
      <text:p text:style-name="P14"><text:span text:style-name="T18">La función genérica </text:span><text:span text:style-name="T93">is.na</text:span><text:span text:style-name="T97">(</text:span><text:span text:style-name="T100">x</text:span><text:span text:style-name="T97">)</text:span><text:span text:style-name="T18"> indicará, </text:span><text:span text:style-name="T22">mediante </text:span><text:span text:style-name="T28">valores</text:span><text:span text:style-name="T22"> lógico</text:span><text:span text:style-name="T28">s</text:span><text:span text:style-name="T22"> </text:span><text:span text:style-name="T28">verdaderos (</text:span><text:span text:style-name="T99">TRUE</text:span><text:span text:style-name="T28">) o falsos (</text:span><text:span text:style-name="T99">FALSE</text:span><text:span text:style-name="T28">)</text:span><text:span text:style-name="T22">,</text:span><text:span text:style-name="T18"> </text:span><text:span text:style-name="T27">qué</text:span><text:span text:style-name="T18"> elementos </text:span><text:span text:style-name="T28">dentro de un objeto </text:span><text:span text:style-name="T100">x</text:span><text:span text:style-name="T29"> son</text:span><text:span text:style-name="T28"> valores no</text:span><text:span text:style-name="T22"> disponibles </text:span><text:span text:style-name="T93">NA</text:span><text:span text:style-name="T128"> </text:span><text:span text:style-name="T130">o, </text:span><text:span text:style-name="T132">también</text:span><text:span text:style-name="T130">, valores no numéricos </text:span><text:span text:style-name="T211">NaN</text:span><text:span text:style-name="T18">.</text:span></text:p>
      <text:p text:style-name="P18"><text:span text:style-name="T18">La </text:span><text:span text:style-name="T25">expresión</text:span><text:span text:style-name="T18"> </text:span><text:span text:style-name="T93">is.na</text:span><text:span text:style-name="T96">(</text:span><text:span text:style-name="T100">x[</text:span><text:span text:style-name="T116">i</text:span><text:span text:style-name="T100">]</text:span><text:span text:style-name="T96">)</text:span><text:span text:style-name="T93">&lt;- </text:span><text:span text:style-name="T98">TRUE</text:span><text:span text:style-name="T25"> </text:span><text:span text:style-name="T29">asignará </text:span><text:span text:style-name="T171">de forma segura</text:span><text:span text:style-name="T18"> </text:span><text:span text:style-name="T29">el</text:span><text:span text:style-name="T18"> valor </text:span><text:span text:style-name="T26">no disponible</text:span><text:span text:style-name="T18"> </text:span><text:span text:style-name="T93">NA</text:span><text:span text:style-name="T128"> </text:span><text:span text:style-name="T143">a los elementos del objeto </text:span><text:span text:style-name="T100">x</text:span><text:span text:style-name="T143"> seleccionados por </text:span><text:span text:style-name="T144">un</text:span><text:span text:style-name="T143"> índice </text:span><text:span text:style-name="T116">i</text:span><text:span text:style-name="T128">.</text:span></text:p>
      <text:p text:style-name="P13"><text:span text:style-name="T18">La función genérica </text:span><text:span text:style-name="T93">anyNA</text:span><text:span text:style-name="T96">(</text:span><text:span text:style-name="T101">x</text:span><text:span text:style-name="T96">)</text:span><text:span text:style-name="T18"> </text:span><text:span text:style-name="T28">devolverá un solo valor lógico verdadero (</text:span><text:span text:style-name="T99">TRUE</text:span><text:span text:style-name="T28">) o falso (</text:span><text:span text:style-name="T99">FALSE</text:span><text:span text:style-name="T28">) en caso de que </text:span><text:span text:style-name="T30">el</text:span><text:span text:style-name="T28"> objeto </text:span><text:span text:style-name="T99">x</text:span><text:span text:style-name="T30"> </text:span><text:span text:style-name="T28">contenga valores no disponibles </text:span><text:span text:style-name="T101">NA</text:span><text:span text:style-name="T144"> o</text:span><text:span text:style-name="T30"> no numéricos </text:span><text:span text:style-name="T212">NaN</text:span><text:span text:style-name="T28">.</text:span>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Contenido</text:p>
          </text:index-title>
          <text:p text:style-name="P52"><text:a xlink:type="simple" xlink:href="#__RefHeading___Toc46076_2224347589" text:style-name="Index_20_Link" text:visited-style-name="Index_20_Link"><text:span text:style-name="T266">1. Descripción<text:tab/>1</text:span></text:a></text:p>
          <text:p text:style-name="P52"><text:a xlink:type="simple" xlink:href="#__RefHeading___Toc46078_2224347589" text:style-name="Index_20_Link" text:visited-style-name="Index_20_Link"><text:span text:style-name="T266">2. Forma de uso o sintaxis<text:tab/>1</text:span></text:a></text:p>
          <text:p text:style-name="P52"><text:a xlink:type="simple" xlink:href="#__RefHeading___Toc46080_2224347589" text:style-name="Index_20_Link" text:visited-style-name="Index_20_Link"><text:span text:style-name="T266">3. Argumentos<text:tab/>2</text:span></text:a></text:p>
          <text:p text:style-name="P52"><text:a xlink:type="simple" xlink:href="#__RefHeading___Toc46082_2224347589" text:style-name="Index_20_Link" text:visited-style-name="Index_20_Link"><text:span text:style-name="T266">4. Detalles<text:tab/>2</text:span></text:a></text:p>
          <text:p text:style-name="P52"><text:a xlink:type="simple" xlink:href="#__RefHeading___Toc46084_2224347589" text:style-name="Index_20_Link" text:visited-style-name="Index_20_Link"><text:span text:style-name="T266">5. Valor devuelto<text:tab/>4</text:span></text:a></text:p>
          <text:p text:style-name="P52"><text:a xlink:type="simple" xlink:href="#__RefHeading___Toc46086_2224347589" text:style-name="Index_20_Link" text:visited-style-name="Index_20_Link"><text:span text:style-name="T266">6. Referencias<text:tab/>5</text:span></text:a></text:p>
          <text:p text:style-name="P52"><text:a xlink:type="simple" xlink:href="#__RefHeading___Toc46088_2224347589" text:style-name="Index_20_Link" text:visited-style-name="Index_20_Link"><text:span text:style-name="T266">7. También véase<text:tab/>5</text:span></text:a></text:p>
          <text:p text:style-name="P52"><text:a xlink:type="simple" xlink:href="#__RefHeading___Toc46090_2224347589" text:style-name="Index_20_Link" text:visited-style-name="Index_20_Link"><text:span text:style-name="T266">8. Ejemplos<text:tab/>5</text:span></text:a></text:p>
          <text:p text:style-name="P52"><text:a xlink:type="simple" xlink:href="#__RefHeading___Toc46092_2224347589" text:style-name="Index_20_Link" text:visited-style-name="Index_20_Link"><text:span text:style-name="T266">9. Código fuente<text:tab/>6</text:span></text:a></text:p>
          <text:p text:style-name="P53"><text:a xlink:type="simple" xlink:href="#__RefHeading___Toc8813_2467995921" text:style-name="Index_20_Link" text:visited-style-name="Index_20_Link"><text:span text:style-name="T266">1. is.na()<text:tab/>6</text:span></text:a></text:p>
          <text:p text:style-name="P53"><text:a xlink:type="simple" xlink:href="#__RefHeading___Toc27355_2467995921" text:style-name="Index_20_Link" text:visited-style-name="Index_20_Link"><text:span text:style-name="T266">2. anyNA()<text:tab/>6</text:span></text:a></text:p>
          <text:p text:style-name="P53"><text:a xlink:type="simple" xlink:href="#__RefHeading___Toc27357_2467995921" text:style-name="Index_20_Link" text:visited-style-name="Index_20_Link"><text:span text:style-name="T266">3. is.na.data.frame()<text:tab/>6</text:span></text:a></text:p>
          <text:p text:style-name="P53"><text:a xlink:type="simple" xlink:href="#__RefHeading___Toc46094_2224347589" text:style-name="Index_20_Link" text:visited-style-name="Index_20_Link"><text:span text:style-name="T266">4. is.na.numeric.version()<text:tab/>6</text:span></text:a></text:p>
          <text:p text:style-name="P53"><text:a xlink:type="simple" xlink:href="#__RefHeading___Toc46096_2224347589" text:style-name="Index_20_Link" text:visited-style-name="Index_20_Link"><text:span text:style-name="T266">5. is.na.POSIXlt()<text:tab/>6</text:span></text:a></text:p>
          <text:p text:style-name="P53"><text:a xlink:type="simple" xlink:href="#__RefHeading___Toc46098_2224347589" text:style-name="Index_20_Link" text:visited-style-name="Index_20_Link"><text:span text:style-name="T266">6. is.na()&lt;-<text:tab/>6</text:span></text:a></text:p>
          <text:p text:style-name="P53"><text:a xlink:type="simple" xlink:href="#__RefHeading___Toc46100_2224347589" text:style-name="Index_20_Link" text:visited-style-name="Index_20_Link"><text:span text:style-name="T266">7. is.na()&lt;-.default<text:tab/>6</text:span></text:a></text:p>
          <text:p text:style-name="P53"><text:a xlink:type="simple" xlink:href="#__RefHeading___Toc46102_2224347589" text:style-name="Index_20_Link" text:visited-style-name="Index_20_Link"><text:span text:style-name="T266">8. is.na()&lt;-.factor<text:tab/>7</text:span></text:a></text:p>
          <text:p text:style-name="P53"><text:a xlink:type="simple" xlink:href="#__RefHeading___Toc46104_2224347589" text:style-name="Index_20_Link" text:visited-style-name="Index_20_Link"><text:span text:style-name="T266">9. is.na()&lt;-.numeric_version<text:tab/>7</text:span></text:a></text:p>
          <text:p text:style-name="P52"><text:a xlink:type="simple" xlink:href="#__RefHeading___Toc37087_2467995921" text:style-name="Index_20_Link" text:visited-style-name="Index_20_Link"><text:span text:style-name="T266">10. Sobre la traducción<text:tab/>7</text:span></text:a></text:p>
        </text:index-body>
      </text:table-of-content>
      <text:p text:style-name="P25"/>
      <text:h text:style-name="P46" text:outline-level="2"><text:bookmark-start text:name="__RefHeading___Toc46078_2224347589"/>2. Forma de uso o sintaxis<text:bookmark-end text:name="__RefHeading___Toc46078_2224347589"/></text:h>
      <text:p text:style-name="P26"><text:tab/>NA</text:p>
      <text:p text:style-name="P27"><text:tab/>is.na(x)</text:p>
      <text:p text:style-name="P27"><text:tab/>anyNA(x, recursive = FALSE)</text:p>
      <text:p text:style-name="P27"><text:tab/></text:p>
      <text:p text:style-name="P30"><text:tab/>## Método de S3 para la clase 'data.frame' (estructura de datos)</text:p>
      <text:p text:style-name="P27"><text:tab/>is.na(x)</text:p>
      <text:p text:style-name="P44"><text:tab/></text:p>
      <text:p text:style-name="P29"><text:tab/>is.na(x) &lt;- va<text:span text:style-name="T284">lor</text:span></text:p>
      <text:h text:style-name="P46" text:outline-level="2"><text:bookmark-start text:name="__RefHeading___Toc46080_2224347589"/><text:soft-page-break/>3. Argumentos<text:bookmark-end text:name="__RefHeading___Toc46080_2224347589"/></text:h>
      <text:p text:style-name="P9">Table <text:sequence text:ref-name="refTable0" text:name="Table" text:formula="ooow:Table+1" style:num-format="1">1</text:sequence>. Argumentos para las funciones de comprobación o asignación de valores perdidos en R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40403634182192">
          <table:table-cell table:style-name="Table2.A1" office:value-type="string">
            <text:p text:style-name="P6">Argumento</text:p>
          </table:table-cell>
          <table:table-cell table:style-name="Table2.A1" office:value-type="string">
            <text:p text:style-name="P7">Valor esperado</text:p>
          </table:table-cell>
          <table:table-cell table:style-name="Table2.A1" office:value-type="string">
            <text:p text:style-name="P7">Descripción</text:p>
          </table:table-cell>
        </table:table-row>
        <table:table-row table:style-name="TableLine140403407410128">
          <table:table-cell table:style-name="Table2.A2" office:value-type="string">
            <text:p text:style-name="Table_20_Contents"><text:span text:style-name="Source_20_Text"><text:span text:style-name="T250">x</text:span></text:span></text:p>
          </table:table-cell>
          <table:table-cell table:style-name="Table2.B2" office:value-type="string">
            <text:p text:style-name="P4">Un objeto.</text:p>
          </table:table-cell>
          <table:table-cell table:style-name="Table2.B2" office:value-type="string">
            <text:p text:style-name="P51"><text:span text:style-name="T15">Un objeto de </text:span><text:span text:style-name="T6">R</text:span><text:span text:style-name="T15"> para ser verificado. El método predeterminado para </text:span><text:span text:style-name="T251">is.na()</text:span><text:span text:style-name="T15"> y </text:span><text:span text:style-name="T251">anyNA</text:span><text:span text:style-name="T252">()</text:span><text:span text:style-name="T15"> maneja vectores atómicos, listas, listas pareadas y valore</text:span><text:span text:style-name="T16">s</text:span><text:span text:style-name="T15"> nulos (</text:span><text:span text:style-name="T251">NULL</text:span><text:span text:style-name="T15">).</text:span></text:p>
          </table:table-cell>
        </table:table-row>
        <table:table-row table:style-name="TableLine140403407450912">
          <table:table-cell table:style-name="Table2.A2" office:value-type="string">
            <text:p text:style-name="Table_20_Contents"><text:span text:style-name="Source_20_Text"><text:span text:style-name="T250">recursive</text:span></text:span></text:p>
          </table:table-cell>
          <table:table-cell table:style-name="Table2.B2" office:value-type="string">
            <text:p text:style-name="P5">Un valor lógico.</text:p>
          </table:table-cell>
          <table:table-cell table:style-name="Table2.B2" office:value-type="string">
            <text:p text:style-name="P49"><text:span text:style-name="T15">¿Deberá la función </text:span><text:span text:style-name="T251">anyNA</text:span><text:span text:style-name="T252">()</text:span><text:span text:style-name="T15"> ser aplicada de manera recursiva a las listas y listas pareadas?</text:span></text:p>
          </table:table-cell>
        </table:table-row>
        <table:table-row table:style-name="TableLine140403406830240">
          <table:table-cell table:style-name="Table2.A4" office:value-type="string">
            <text:p text:style-name="Table_20_Contents"><text:span text:style-name="Source_20_Text"><text:span text:style-name="T250">value</text:span></text:span></text:p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49"><text:span text:style-name="T14">a suitable index vector for use with </text:span><text:span text:style-name="Source_20_Text"><text:span text:style-name="T14">x</text:span></text:span><text:span text:style-name="T14">.</text:span></text:p>
            <text:p text:style-name="P50">Un vector correspondiente de índices para ser utilizado con <text:span text:style-name="T241">x</text:span>.</text:p>
          </table:table-cell>
        </table:table-row>
      </table:table>
      <text:h text:style-name="P47" text:outline-level="2"><text:bookmark-start text:name="__RefHeading___Toc46082_2224347589"/>4. Detalles<text:bookmark-end text:name="__RefHeading___Toc46082_2224347589"/></text:h>
      <text:p text:style-name="P55"><text:span text:style-name="T66">U</text:span><text:span text:style-name="T63">n valor perdido es aquel cuyo valor es desconocido. </text:span><text:span text:style-name="T66">Cuando </text:span><text:span text:style-name="T73">los valores</text:span><text:span text:style-name="T70"> de</text:span><text:span text:style-name="T73"> algunos</text:span><text:span text:style-name="T67"> </text:span><text:span text:style-name="T70">elemento</text:span><text:span text:style-name="T73">s</text:span><text:span text:style-name="T70"> </text:span><text:span text:style-name="T73">de un vector</text:span><text:span text:style-name="T65"> </text:span><text:span text:style-name="T66">sea</text:span><text:span text:style-name="T73">n</text:span><text:span text:style-name="T66"> desconocido</text:span><text:span text:style-name="T73">s</text:span><text:span text:style-name="T65"> o </text:span><text:span text:style-name="T71">su</text:span><text:span text:style-name="T65"> valor </text:span><text:span text:style-name="T68">se considere faltante o perdido</text:span><text:span text:style-name="T65"> </text:span><text:span text:style-name="T70">se podrá reservar un</text:span><text:span text:style-name="T65"> espacio dentro del vector para asignarle </text:span><text:span text:style-name="T76">el</text:span><text:span text:style-name="T65"> valor especia</text:span><text:span text:style-name="T75">l con el símbolo</text:span><text:span text:style-name="T65"> </text:span><text:span text:style-name="T121">NA</text:span><text:span text:style-name="T65">, </text:span><text:span text:style-name="T68">que representa</text:span><text:span text:style-name="T64"> </text:span><text:span text:style-name="T70">a los valores no disponibles </text:span><text:span text:style-name="T74">en </text:span><text:span text:style-name="T227">R</text:span><text:span text:style-name="T229"> </text:span><text:span text:style-name="T206">(de</text:span><text:span text:style-name="T78">l inglés </text:span><text:span text:style-name="T91">N</text:span><text:span text:style-name="T86">ot </text:span><text:span text:style-name="T91">A</text:span><text:span text:style-name="T86">vailable</text:span><text:span text:style-name="T78">)</text:span><text:span text:style-name="T65">. </text:span><text:span text:style-name="T120">NA</text:span><text:span text:style-name="T63"> es una </text:span><text:span text:style-name="T209">palabra reservada</text:span><text:span text:style-name="T63"> del lenguaje, lo que implica que </text:span><text:span text:style-name="T76">el usuario no</text:span><text:span text:style-name="T63"> podrá </text:span><text:span text:style-name="T76">crear</text:span><text:span text:style-name="T63"> objetos con es</text:span><text:span text:style-name="T79">t</text:span><text:span text:style-name="T63">e nombre.</text:span><text:span text:style-name="T65"> En general, cualquier operación </text:span><text:span text:style-name="T64">que involucre un</text:span><text:span text:style-name="T65"> valor </text:span><text:span text:style-name="T64">no disponible</text:span><text:span text:style-name="T65"> </text:span><text:span text:style-name="T121">NA</text:span><text:span text:style-name="T65"> da</text:span><text:span text:style-name="T64">rá</text:span><text:span text:style-name="T65"> como resultado </text:span><text:span text:style-name="T64">otro valor no disponible</text:span><text:span text:style-name="T65"> </text:span><text:span text:style-name="T121">NA</text:span><text:span text:style-name="T65">. El motivo </text:span><text:span text:style-name="T72">de</text:span><text:span text:style-name="T65"> esta regla es, simplemente, que si la especificación de una operación </text:span><text:span text:style-name="T69">involucra una cantidad desconocida</text:span><text:span text:style-name="T65">, el resultado </text:span><text:span text:style-name="T69">tampoco podrá</text:span><text:span text:style-name="T65"> </text:span><text:span text:style-name="T77">conocerse</text:span><text:span text:style-name="T65">. </text:span><text:span text:style-name="T77">Existe u</text:span><text:span text:style-name="T181">n segundo tipo de valor </text:span><text:span text:style-name="T182">no disponible, </text:span><text:span text:style-name="T181">generado por cálculos numéricos </text:span><text:span text:style-name="T183">no definidos matemáticamente </text:span><text:span text:style-name="T185">y representado por el símbolo</text:span><text:span text:style-name="T181"> </text:span><text:span text:style-name="T220">NaN</text:span><text:span text:style-name="T181">, </text:span><text:span text:style-name="T185">que indica un</text:span><text:span text:style-name="T181"> </text:span><text:span text:style-name="T224">valor </text:span><text:span text:style-name="T225">no numérico</text:span><text:span text:style-name="T181"> por sus siglas en inglés </text:span><text:span text:style-name="T206">(</text:span><text:span text:style-name="T91">N</text:span><text:span text:style-name="T86">ot </text:span><text:span text:style-name="T92">a</text:span><text:span text:style-name="T87"> </text:span><text:span text:style-name="T92">N</text:span><text:span text:style-name="T87">umber</text:span><text:span text:style-name="T78">)</text:span><text:span text:style-name="T181">. </text:span><text:span text:style-name="T199">Est</text:span><text:span text:style-name="T200">e</text:span><text:span text:style-name="T199"> </text:span><text:span text:style-name="T201">valor</text:span><text:span text:style-name="T199"> solo </text:span><text:span text:style-name="T202">es válido</text:span><text:span text:style-name="T199"> para </text:span><text:span text:style-name="T201">el</text:span><text:span text:style-name="T199"> tipo </text:span><text:span text:style-name="T226">doble</text:span><text:span text:style-name="T199"> y para los componentes reales e imaginarios de un vector de tipo </text:span><text:span text:style-name="T226">complejo</text:span><text:span text:style-name="T199">.</text:span><text:span text:style-name="T192"> </text:span><text:span text:style-name="T195">Por ello, </text:span><text:span text:style-name="T193">cálculos como </text:span><text:span text:style-name="T190">la división de cero entre cero</text:span><text:span text:style-name="T193"> </text:span><text:span text:style-name="T190">(</text:span><text:span text:style-name="T126">0/0</text:span><text:span text:style-name="T190">)</text:span><text:span text:style-name="T193"> </text:span><text:span text:style-name="T184">o </text:span><text:span text:style-name="T183">la diferencia de infinitos</text:span><text:span text:style-name="T178"> (</text:span><text:span text:style-name="T124">Inf –</text:span><text:span text:style-name="T177"> </text:span><text:span text:style-name="T124">In</text:span><text:span text:style-name="T122">f</text:span><text:span text:style-name="T178">)</text:span><text:span text:style-name="T177"> </text:span><text:span text:style-name="T179">d</text:span><text:span text:style-name="T192">evolverán el valor no numérico</text:span><text:span text:style-name="T181"> </text:span><text:span text:style-name="T220">NaN</text:span><text:span text:style-name="T193">, </text:span><text:span text:style-name="T195">d</text:span><text:span text:style-name="T181">ebido a que el resultado </text:span><text:span text:style-name="T198">no </text:span><text:span text:style-name="T196">está</text:span><text:span text:style-name="T181"> definido</text:span><text:span text:style-name="T195"> de forma matemática</text:span><text:span text:style-name="T181">.</text:span></text:p>
      <text:p text:style-name="P16"><text:span text:style-name="T21">El valor no disponible </text:span><text:span text:style-name="T93">NA</text:span><text:span text:style-name="T18"> es una constante lógica de </text:span><text:span text:style-name="T21">longitud</text:span><text:span text:style-name="T18"> </text:span><text:span text:style-name="T21">uno (1)</text:span><text:span text:style-name="T18"> que contiene un indicador </text:span><text:span text:style-name="T23">interno</text:span><text:span text:style-name="T18"> de valor perdido. </text:span><text:span text:style-name="T21">El valor no disponible</text:span><text:span text:style-name="T18"> </text:span><text:span text:style-name="T93">NA</text:span><text:span text:style-name="T18"> </text:span><text:span text:style-name="T22">podrá</text:span><text:span text:style-name="T18"> ser coaccionad</text:span><text:span text:style-name="T21">o</text:span><text:span text:style-name="T18"> a cualquier tipo de vector excepto al </text:span><text:span text:style-name="T208">tipo crudo</text:span><text:span text:style-name="T128">. </text:span><text:span text:style-name="T133">L</text:span><text:span text:style-name="T129">os </text:span><text:span text:style-name="T221">vectores</text:span><text:span text:style-name="T129"> </text:span><text:span text:style-name="T133">son estructuras de datos cuyos elementos</text:span><text:span text:style-name="T129"> </text:span><text:span text:style-name="T133">deb</text:span><text:span text:style-name="T132">erán</text:span><text:span text:style-name="T133"> ser </text:span><text:span text:style-name="T172">todos</text:span><text:span text:style-name="T169">, </text:span><text:span text:style-name="T170">inequívocamente,</text:span><text:span text:style-name="T133"> valores</text:span><text:span text:style-name="T129"> del mismo tipo. </text:span><text:span text:style-name="T134">Es por </text:span><text:span text:style-name="T135">ello</text:span><text:span text:style-name="T134"> que </text:span><text:span text:style-name="T136">para cada tipo de vector, </text:span><text:span text:style-name="T137">salvo </text:span><text:span text:style-name="T135">para</text:span><text:span text:style-name="T137"> </text:span><text:span text:style-name="T134">los vectores</text:span><text:span text:style-name="T137"> crudo</text:span><text:span text:style-name="T134">s</text:span><text:span text:style-name="T137">,</text:span><text:span text:style-name="T136"> </text:span><text:span text:style-name="T134">existe</text:span><text:span text:style-name="T136"> un tipo </text:span><text:span text:style-name="T137">propio</text:span><text:span text:style-name="T136"> de valor no disponible </text:span><text:span text:style-name="T104">NA</text:span><text:span text:style-name="T138">. </text:span><text:span text:style-name="T137">Al tipo </text:span><text:span text:style-name="T222">lógico</text:span><text:span text:style-name="T137">, </text:span><text:span text:style-name="T222">entero</text:span><text:span text:style-name="T137">, </text:span><text:span text:style-name="T222">doble</text:span><text:span text:style-name="T137">, </text:span><text:span text:style-name="T222">complejo</text:span><text:span text:style-name="T137"> y </text:span><text:span text:style-name="T222">carácter</text:span><text:span text:style-name="T137"> le corresponderán l</text:span><text:span text:style-name="T139">as constantes </text:span><text:span text:style-name="T105">NA</text:span><text:span text:style-name="T137">,</text:span><text:span text:style-name="T139"> </text:span><text:span text:style-name="T102">NA_integer_</text:span><text:span text:style-name="T139">, </text:span><text:span text:style-name="T102">NA_real_</text:span><text:span text:style-name="T139">, </text:span><text:span text:style-name="T102">NA_complex_</text:span><text:span text:style-name="T139"> y </text:span><text:span text:style-name="T102">NA_character_</text:span><text:span text:style-name="T138">, </text:span><text:span text:style-name="T132">respectivamente. Sin embargo,</text:span><text:span text:style-name="T136"> </text:span><text:span text:style-name="T138">los valores no disponibles </text:span><text:span text:style-name="T147">de cualquier tipo</text:span><text:span text:style-name="T136"> serán mostrados en pantalla</text:span><text:span text:style-name="T137"> </text:span><text:span text:style-name="T154">solamente</text:span><text:span text:style-name="T137"> con</text:span><text:span text:style-name="T131"> los caracteres</text:span><text:span text:style-name="T140"> </text:span><text:span text:style-name="T103">NA</text:span><text:span text:style-name="T141">.</text:span><text:span text:style-name="T142"> </text:span><text:span text:style-name="T145">L</text:span><text:span text:style-name="T142">os </text:span><text:span text:style-name="T223">valores crudos</text:span><text:span text:style-name="T142"> son la representación </text:span><text:span text:style-name="T137">hexadecimal </text:span><text:span text:style-name="T142">de</text:span><text:span text:style-name="T145"> los</text:span><text:span text:style-name="T142"> valores </text:span><text:span text:style-name="T137">binarios</text:span><text:span text:style-name="T142"> </text:span><text:span text:style-name="T135">o internos </text:span><text:span text:style-name="T142">que puede adoptar un </text:span><text:span text:style-name="T173">byte</text:span><text:span text:style-name="T142">, </text:span><text:span text:style-name="T146">los cuales, por definición, sólo pueden </text:span><text:span text:style-name="T168">contener</text:span><text:span text:style-name="T156"> valores </text:span><text:span text:style-name="T168">de</text:span><text:span text:style-name="T156"> </text:span><text:span text:style-name="T146">cero</text:span><text:span text:style-name="T168">s</text:span><text:span text:style-name="T146"> (</text:span><text:span text:style-name="T106">0</text:span><text:span text:style-name="T146">) y uno</text:span><text:span text:style-name="T168">s</text:span><text:span text:style-name="T146"> (</text:span><text:span text:style-name="T106">1</text:span><text:span text:style-name="T146">). En este sentido, no </text:span><text:span text:style-name="T156">será</text:span><text:span text:style-name="T146"> posible definir un valor perdido para datos crudos. No obstante, el </text:span><text:span text:style-name="T174">byte</text:span><text:span text:style-name="T146"> nulo (</text:span><text:span text:style-name="T106">00</text:span><text:span text:style-name="T146">) </text:span><text:span text:style-name="T147">suele usarse para representar a los bytes vacíos y podría considerarse una aproximación al concepto de valor perdido en </text:span><text:span text:style-name="T166">este</text:span><text:span text:style-name="T147"> tipo de dato.</text:span></text:p>
      <text:p text:style-name="P54"><text:span text:style-name="T267">La función </text:span><text:span text:style-name="T243">is.na(x)</text:span><text:span text:style-name="T267"> devolverá un vector lógico del mismo tamaño que </text:span><text:span text:style-name="T268">el objeto</text:span><text:span text:style-name="T267"> x con un valor lógico verdadero </text:span><text:span text:style-name="T268">(</text:span><text:span text:style-name="T244">TRUE</text:span><text:span text:style-name="T268">)</text:span><text:span text:style-name="T267"> si el elemento correspondiente </text:span><text:span text:style-name="T268">de</text:span><text:span text:style-name="T267"> </text:span><text:span text:style-name="T243">x</text:span><text:span text:style-name="T267"> es un valor no disponible </text:span><text:span text:style-name="T243">NA</text:span><text:span text:style-name="T267">. </text:span><text:span text:style-name="T31">Advierta </text:span><text:soft-page-break/><text:span text:style-name="T31">que la </text:span><text:span text:style-name="T33">comparación</text:span><text:span text:style-name="T31"> lógica </text:span><text:span text:style-name="T109">x == NA</text:span><text:span text:style-name="T31"> es </text:span><text:span text:style-name="T34">muy</text:span><text:span text:style-name="T31"> diferente </text:span><text:span text:style-name="T34">a </text:span><text:span text:style-name="T33">la expresión</text:span><text:span text:style-name="T31"> </text:span><text:span text:style-name="T109">is.na(x)</text:span><text:span text:style-name="T31">. </text:span><text:span text:style-name="T35">El </text:span><text:span text:style-name="T33">valor</text:span><text:span text:style-name="T35"> no disponible </text:span><text:span text:style-name="T109">NA</text:span><text:span text:style-name="T36"> </text:span><text:span text:style-name="T33">indica</text:span><text:span text:style-name="T34"> un </text:span><text:span text:style-name="T37">valor</text:span><text:span text:style-name="T34"> </text:span><text:span text:style-name="T60">desconocid</text:span><text:span text:style-name="T61">o</text:span><text:span text:style-name="T35">, </text:span><text:span text:style-name="T38">no un valor exacto,</text:span><text:span text:style-name="T34"> </text:span><text:span text:style-name="T39">y</text:span><text:span text:style-name="T141"> no </text:span><text:span text:style-name="T158">será</text:span><text:span text:style-name="T141"> igual a cualquier otro valor o, </text:span><text:span text:style-name="T140">incluso,</text:span><text:span text:style-name="T141"> a sí mismo. </text:span><text:span text:style-name="T148">Por ello,</text:span><text:span text:style-name="T141"> la </text:span><text:span text:style-name="T160">comprobación</text:span><text:span text:style-name="T141"> </text:span><text:span text:style-name="T160">de</text:span><text:span text:style-name="T148"> </text:span><text:span text:style-name="T160">los</text:span><text:span text:style-name="T141"> </text:span><text:span text:style-name="T148">elemento</text:span><text:span text:style-name="T160">s</text:span><text:span text:style-name="T148"> </text:span><text:span text:style-name="T160">para</text:span><text:span text:style-name="T141"> valor</text:span><text:span text:style-name="T160">es</text:span><text:span text:style-name="T141"> no disponible</text:span><text:span text:style-name="T160">s</text:span><text:span text:style-name="T141"> </text:span><text:span text:style-name="T140">deberá hacerse</text:span><text:span text:style-name="T141"> usando la función </text:span><text:span text:style-name="T107">is.na()</text:span><text:span text:style-name="T141">. </text:span><text:span text:style-name="T34">Así, </text:span><text:span text:style-name="T35">por ejemplo,</text:span><text:span text:style-name="T34"> </text:span><text:span text:style-name="T40">la</text:span><text:span text:style-name="T35"> operación de </text:span><text:span text:style-name="T40">comparación de</text:span><text:span text:style-name="T35"> igualdad con una cantidad </text:span><text:span text:style-name="T56">desconocida</text:span><text:span text:style-name="T35"> (</text:span><text:span text:style-name="T109">x == NA</text:span><text:span text:style-name="T35">) devolverá </text:span><text:span text:style-name="T40">otra cantidad </text:span><text:span text:style-name="T62">desconocida</text:span><text:span text:style-name="T40"> p</text:span><text:span text:style-name="T38">ara</text:span><text:span text:style-name="T40"> cada elemento en el vector comparado. </text:span><text:span text:style-name="T141">Sin embargo, un valor no disponible </text:span><text:span text:style-name="T107">NA</text:span><text:span text:style-name="T141"> coincidirá con otro valor no disponible </text:span><text:span text:style-name="T107">NA</text:span><text:span text:style-name="T141"> en la función </text:span><text:span text:style-name="T218">match</text:span><text:span text:style-name="T108">()</text:span><text:span text:style-name="T141">.</text:span></text:p>
      <text:p text:style-name="P54"><text:span text:style-name="T153">La expresión</text:span><text:span text:style-name="T152"> </text:span><text:span text:style-name="T109">is.na(x)</text:span><text:span text:style-name="T152"> será verdader</text:span><text:span text:style-name="T153">a</text:span><text:span text:style-name="T152"> tanto para valores no disponibles </text:span><text:span text:style-name="T112">NA</text:span><text:span text:style-name="T152"> como para valores no numéricos </text:span><text:span text:style-name="T215">NaN</text:span><text:span text:style-name="T152">. Para diferenciarlos, utilice </text:span><text:span text:style-name="T158">la función</text:span><text:span text:style-name="T152"> </text:span><text:span text:style-name="T214">is.nan</text:span><text:span text:style-name="T109">()</text:span><text:span text:style-name="T152">, que será sólo verdadera para valores no numéricos </text:span><text:span text:style-name="T112">NaN</text:span><text:span text:style-name="T152">.</text:span><text:span text:style-name="T147"> La coacción </text:span><text:span text:style-name="T138">de</text:span><text:span text:style-name="T147"> </text:span><text:span text:style-name="T138">un </text:span><text:span text:style-name="T147">valor no numérico </text:span><text:span text:style-name="T113">NaN</text:span><text:span text:style-name="T147"> al tipo </text:span><text:span text:style-name="T236">lógico</text:span><text:span text:style-name="T147"> o </text:span><text:span text:style-name="T236">entero</text:span><text:span text:style-name="T147"> devolverá un valor no disponible </text:span><text:span text:style-name="T113">NA</text:span><text:span text:style-name="T147"> del tipo correspondiente, pero la coacción al tipo carácter devolverá la cadena </text:span><text:span text:style-name="Source_20_Text"><text:span text:style-name="T113">"</text:span></text:span><text:span text:style-name="T113">NaN</text:span><text:span text:style-name="Source_20_Text"><text:span text:style-name="T113">"</text:span></text:span><text:span text:style-name="T147">. Los valores no numéricos </text:span><text:span text:style-name="Source_20_Text"><text:span text:style-name="T113">NaN</text:span></text:span><text:span text:style-name="Source_20_Text"><text:span text:style-name="T147"> </text:span></text:span><text:span text:style-name="T147">son incomparables por lo que las pruebas de igualdad o cotejo que </text:span><text:span text:style-name="Source_20_Text"><text:span text:style-name="T138">los involucren</text:span></text:span><text:span text:style-name="T147"> resultarán en valores no disponibles </text:span><text:span text:style-name="T113">NA</text:span><text:span text:style-name="T147">. Son </text:span><text:span text:style-name="T167">considerados</text:span><text:span text:style-name="T147"> coincidentes con cualquier valor </text:span><text:span text:style-name="T157">no numérico</text:span><text:span text:style-name="T147"> </text:span><text:span text:style-name="T113">NaN</text:span><text:span text:style-name="T147"> (pero con ningún otro, incluso </text:span><text:span text:style-name="T160">con el valor no disponible</text:span><text:span text:style-name="T147"> </text:span><text:span text:style-name="T113">NA</text:span><text:span text:style-name="T147">) por la función </text:span><text:span text:style-name="T219">match</text:span><text:span text:style-name="T113">()</text:span><text:span text:style-name="T147">.</text:span></text:p>
      <text:p text:style-name="P56"><text:span text:style-name="T291">La asignación de</text:span><text:span text:style-name="T290"> valores </text:span><text:span text:style-name="T292">no disponibles</text:span><text:span text:style-name="T290"> </text:span><text:span text:style-name="T261">NA</text:span><text:span text:style-name="T291"> </text:span><text:span text:style-name="T290">a los elementos de un objeto </text:span><text:span text:style-name="T291">podrá </text:span><text:span text:style-name="T292">realizarse</text:span><text:span text:style-name="T291"> </text:span><text:span text:style-name="T292">con</text:span><text:span text:style-name="T290"> el operador de asignación (</text:span><text:span text:style-name="T255">&lt;-</text:span><text:span text:style-name="T290">) seguido de la constante lógica </text:span><text:span text:style-name="T255">NA</text:span><text:span text:style-name="T290">.</text:span><text:span text:style-name="T289"> </text:span><text:span text:style-name="T293">Sin embargo</text:span><text:span text:style-name="T289">, l</text:span>a <text:span text:style-name="T288">expresión</text:span> <text:span text:style-name="T247">is.na(</text:span><text:span text:style-name="T256">x</text:span><text:span text:style-name="T247">)&lt;- TRUE</text:span><text:span text:style-name="T287"> </text:span><text:span text:style-name="T292">aporta</text:span> una forma más segura <text:span text:style-name="T287">de </text:span><text:span text:style-name="T289">asignar</text:span> valores <text:span text:style-name="T293">no disponibles</text:span> <text:span text:style-name="T254">NA</text:span><text:span text:style-name="T272"> a </text:span><text:span text:style-name="T289">un objeto </text:span><text:span text:style-name="T256">x</text:span>. <text:span text:style-name="T307">La asignación </text:span><text:span text:style-name="T308">de valores no disponibles </text:span><text:span text:style-name="T264">NA</text:span><text:span text:style-name="T307"> s</text:span>e comportará de manera diferente <text:span text:style-name="T308">con</text:span> los <text:span text:style-name="T285">factores</text:span>, <text:span text:style-name="T307">los objetos de </text:span><text:span text:style-name="T286">fecha-hora</text:span><text:span text:style-name="T307">, las </text:span><text:span text:style-name="T286">versiones numéricas</text:span><text:span text:style-name="T307"> </text:span><text:span text:style-name="T308">y</text:span><text:span text:style-name="T307"> los </text:span><text:span text:style-name="T286">vectores atómicos</text:span>. <text:span text:style-name="T307">Para más información véase la sección </text:span><text:span text:style-name="T2">Código fuente</text:span><text:span text:style-name="T307">.</text:span> <text:span text:style-name="T271">L</text:span><text:span text:style-name="T269">a cadena de caracteres </text:span><text:span text:style-name="Source_20_Text"><text:span text:style-name="T245">"NA"</text:span></text:span><text:span text:style-name="Source_20_Text"><text:span text:style-name="T269"> </text:span></text:span><text:span text:style-name="Source_20_Text"><text:span text:style-name="T271">no es equivalente al valor no disponible </text:span></text:span><text:span text:style-name="Source_20_Text"><text:span text:style-name="T262">NA</text:span></text:span><text:span text:style-name="T269">. L</text:span><text:span text:style-name="T273">a</text:span><text:span text:style-name="T269">s programador</text:span><text:span text:style-name="T273">a</text:span><text:span text:style-name="T269">s que </text:span><text:span text:style-name="T274">deseen</text:span><text:span text:style-name="T269"> </text:span><text:span text:style-name="T275">asignar el valor no disponible a elementos de un vector de tipo carácter</text:span><text:span text:style-name="T269"> deberán </text:span><text:span text:style-name="T276">asignar directamente</text:span><text:span text:style-name="T269"> la constante </text:span><text:span text:style-name="T245">NA_character_</text:span><text:span text:style-name="T269"> </text:span><text:span text:style-name="T277">al elemento</text:span><text:span text:style-name="T269"> o fijar el valor de elementos específicos </text:span><text:span text:style-name="T281">con el</text:span><text:span text:style-name="T276"> valor no disponible</text:span><text:span text:style-name="T269"> </text:span><text:span text:style-name="T245">NA</text:span><text:span text:style-name="T269"> usando la </text:span><text:span text:style-name="T273">expresión</text:span><text:span text:style-name="T269"> </text:span><text:span text:style-name="T245">is.na</text:span><text:span text:style-name="T246">(</text:span><text:span text:style-name="T253">x</text:span><text:span text:style-name="T257">[i]</text:span><text:span text:style-name="T246">)</text:span><text:span text:style-name="T245">&lt;- </text:span><text:span text:style-name="T246">TRUE</text:span><text:span text:style-name="T270">. </text:span><text:span text:style-name="T278">Los valores no disponibles serán desplegados </text:span><text:span text:style-name="T280">en pantalla </text:span><text:span text:style-name="T278">a veces como </text:span><text:span text:style-name="T242">&lt;NA&gt;</text:span><text:span text:style-name="T278"> cuando los vectores de tipo carácter sean, a su vez, desplegados sin comillas de apertura y cierre, </text:span><text:span text:style-name="T281">como ocurre en el caso de</text:span><text:span text:style-name="T279"> los </text:span><text:span text:style-name="T294">factores</text:span><text:span text:style-name="T279">.</text:span></text:p>
      <text:p text:style-name="P17"><text:span text:style-name="T31">Los cálculos numéricos que utilicen </text:span><text:span text:style-name="T32">valores </text:span><text:span text:style-name="T42">no disponible</text:span><text:span text:style-name="T43">s</text:span><text:span text:style-name="T31"> </text:span><text:span text:style-name="T110">NA</text:span><text:span text:style-name="T31"> normalmente tendrán como resultado </text:span><text:span text:style-name="T32">un valor </text:span><text:span text:style-name="T42">no disponible</text:span><text:span text:style-name="T31"> </text:span><text:span text:style-name="T110">NA</text:span><text:span text:style-name="T31">. Una posible excepción </text:span><text:span text:style-name="T55">ocurrirá</text:span><text:span text:style-name="T31"> cuando los valores no numéricos </text:span><text:span text:style-name="T213">NaN</text:span><text:span text:style-name="T149"> también</text:span><text:span text:style-name="T31"> estén involucrados, en cuyo caso </text:span><text:span text:style-name="T43">el resultado podría ser </text:span><text:span text:style-name="T31">cualquiera </text:span><text:span text:style-name="T47">los</text:span><text:span text:style-name="T31"> dos valores: </text:span><text:span text:style-name="T115">NA</text:span><text:span text:style-name="T47"> o </text:span><text:span text:style-name="T115">NaN</text:span><text:span text:style-name="T31">. </text:span><text:span text:style-name="T43">Ello</text:span><text:span text:style-name="T31"> dependerá de la plataforma </text:span><text:span text:style-name="T44">de sistema</text:span><text:span text:style-name="T31"> en la que </text:span><text:span text:style-name="T228">R</text:span><text:span text:style-name="T31"> </text:span><text:span text:style-name="T41">sea</text:span><text:span text:style-name="T31"> implementado. Sin embargo, esto no está garantizado y </text:span><text:span text:style-name="T44">las </text:span><text:span text:style-name="T31">especificaciones futuras del compilador o del procesador (CPU, por sus siglas en inglés) podrían comportarse de manera diferente. </text:span><text:span text:style-name="T141">Los cálculos lógicos con valores no disponibles </text:span><text:span text:style-name="T107">NA</text:span><text:span text:style-name="T141"> devolverán, </text:span><text:span text:style-name="T161">por lo general,</text:span><text:span text:style-name="T141"> </text:span><text:span text:style-name="T140">valores no disponibles</text:span><text:span text:style-name="T141"> </text:span><text:span text:style-name="T107">NA</text:span><text:span text:style-name="T141">. </text:span><text:span text:style-name="T155">Sin embargo, e</text:span><text:span text:style-name="T141">n </text:span><text:span text:style-name="T140">los </text:span><text:span text:style-name="T141">casos </text:span><text:span text:style-name="T140">en</text:span><text:span text:style-name="T141"> donde el resultado de la operación </text:span><text:span text:style-name="T140">pudiera ser</text:span><text:span text:style-name="T141"> el mismo para todos los valores posibles que el valor no disponible </text:span><text:span text:style-name="T107">NA</text:span><text:span text:style-name="T141"> pudiera tomar, la operación podría devolver </text:span><text:span text:style-name="T155">un valor lógico verdadero (</text:span><text:span text:style-name="T115">TRUE</text:span><text:span text:style-name="T155">) o falso (</text:span><text:span text:style-name="T115">FALSE</text:span><text:span text:style-name="T155">)</text:span><text:span text:style-name="T141">.</text:span><text:span text:style-name="T45"> </text:span><text:span text:style-name="T141">En particular, </text:span><text:span text:style-name="T140">la expresión </text:span><text:span text:style-name="T148">lógica</text:span><text:span text:style-name="T141"> </text:span><text:span text:style-name="T107">FALSE &amp; NA</text:span><text:span text:style-name="T141"> devolverá el valor lógico falso </text:span><text:span text:style-name="T140">(</text:span><text:span text:style-name="T103">FALSE</text:span><text:span text:style-name="T140">) </text:span><text:span text:style-name="T148">y</text:span><text:span text:style-name="T141"> </text:span><text:span text:style-name="T140">la expresión</text:span><text:span text:style-name="T141"> </text:span><text:span text:style-name="T107">TRUE | NA</text:span><text:span text:style-name="T141"> devolverá el valor lógico verdadero </text:span><text:span text:style-name="T140">(</text:span><text:span text:style-name="T103">TRUE</text:span><text:span text:style-name="T140">)</text:span><text:span text:style-name="T141">.</text:span></text:p>
      <text:p text:style-name="P10"><text:span text:style-name="T180">La indización con valor</text:span><text:span text:style-name="T186">es</text:span><text:span text:style-name="T180"> </text:span><text:span text:style-name="T187">no disponible</text:span><text:span text:style-name="T186">s</text:span><text:span text:style-name="T180"> </text:span><text:span text:style-name="T123">NA</text:span><text:span text:style-name="T180"> da</text:span><text:span text:style-name="T187">rá</text:span><text:span text:style-name="T180"> </text:span><text:span text:style-name="T186">como</text:span><text:span text:style-name="T180"> resultado </text:span><text:span text:style-name="T186">un valor no disponible</text:span><text:span text:style-name="T180"> </text:span><text:span text:style-name="T123">NA</text:span><text:span text:style-name="T180"> </text:span><text:span text:style-name="T186">para el elemento indizado</text:span><text:span text:style-name="T180">. Esta regla se aplica</text:span><text:span text:style-name="T188">rá</text:span><text:span text:style-name="T180"> también al caso de la ind</text:span><text:span text:style-name="T188">iz</text:span><text:span text:style-name="T180">ación </text:span><text:span text:style-name="T188">con valores lógicos</text:span><text:span text:style-name="T180">, es </text:span><text:soft-page-break/><text:span text:style-name="T180">decir, los elementos de </text:span><text:span text:style-name="T123">x</text:span><text:span text:style-name="T180"> que </text:span><text:span text:style-name="T188">tengan</text:span><text:span text:style-name="T180"> un selector </text:span><text:span text:style-name="T188">con valor no disponible </text:span><text:span text:style-name="T125">NA</text:span><text:span text:style-name="T180"> </text:span><text:span text:style-name="T188">se incluirán</text:span><text:span text:style-name="T180"> en el resultado, pero su valor será </text:span><text:span text:style-name="T188">un valor no disponible</text:span><text:span text:style-name="T180"> </text:span><text:span text:style-name="T125">NA</text:span><text:span text:style-name="T180">. </text:span><text:span text:style-name="T197">A</text:span><text:span text:style-name="T180"> menos que sea convertido a otro tipo, la apariencia de un valor </text:span><text:span text:style-name="T189">no disponible</text:span><text:span text:style-name="T180"> </text:span><text:span text:style-name="T127">NA</text:span><text:span text:style-name="T194"> </text:span><text:span text:style-name="T197">podrá</text:span><text:span text:style-name="T180"> interpretarse como indización lógica. </text:span><text:span text:style-name="T194">L</text:span><text:span text:style-name="T180">a constante literal </text:span><text:span text:style-name="T127">NA</text:span><text:span text:style-name="T180"> </text:span><text:span text:style-name="T194">tiene un</text:span><text:span text:style-name="T180"> modo lógico, pero con frecuencia se</text:span><text:span text:style-name="T194">rá</text:span><text:span text:style-name="T180"> coacciona</text:span><text:span text:style-name="T194">da</text:span><text:span text:style-name="T180"> automáticamente a otros tipos </text:span><text:span text:style-name="T194">de dato</text:span><text:span text:style-name="T180">. Un efecto de esto es que </text:span><text:span text:style-name="T123">x[NA]</text:span><text:span text:style-name="T180"> </text:span><text:span text:style-name="T191">tendrá</text:span><text:span text:style-name="T180"> la longitud de </text:span><text:span text:style-name="T123">x</text:span><text:span text:style-name="T180">, pero </text:span><text:span text:style-name="T123">x[c(1, NA)]</text:span><text:span text:style-name="T180"> </text:span><text:span text:style-name="T191">tendrá</text:span><text:span text:style-name="T180"> la longitud </text:span><text:span text:style-name="T194">dos</text:span><text:span text:style-name="T180">. Esto se debe a que las reglas para índices lógicos se aplican en el primer caso, pero las de índices enteros el último. La indización con </text:span><text:span text:style-name="T191">corchetes (</text:span><text:span text:style-name="T180"> [ </text:span><text:span text:style-name="T191">]</text:span><text:span text:style-name="T180"> </text:span><text:span text:style-name="T191">) </text:span><text:span text:style-name="T180">también </text:span><text:span text:style-name="T191">realizará la selección </text:span><text:span text:style-name="T180">relevante </text:span><text:span text:style-name="T191">d</text:span><text:span text:style-name="T180">el subconjunto de cualquier atributo de nombre</text:span><text:span text:style-name="T191">s</text:span><text:span text:style-name="T180">.</text:span></text:p>
      <text:p text:style-name="P33"/>
      <text:p text:style-name="P13"><text:span text:style-name="T31">El método predeterminado para la función </text:span><text:span text:style-name="T110">anyNA</text:span><text:span text:style-name="T111">()</text:span><text:span text:style-name="T31"> manejará los vectores atómicos sin una clase y </text:span><text:span text:style-name="T42">al valor nulo</text:span><text:span text:style-name="T31"> </text:span><text:span text:style-name="T110">NULL</text:span><text:span text:style-name="T31">. Llamará </text:span><text:span text:style-name="T42">a la expresión</text:span><text:span text:style-name="T31"> </text:span><text:span text:style-name="T110">any(is.na(x))</text:span><text:span text:style-name="T31"> en objetos con clase y para </text:span><text:span text:style-name="T42">el argumento</text:span><text:span text:style-name="T31"> </text:span><text:span text:style-name="T110">recursive = FALSE</text:span><text:span text:style-name="T31">, en listas y listas pareadas. </text:span><text:span text:style-name="T18">implementa </text:span><text:span text:style-name="T46">internamente el código</text:span><text:span text:style-name="T18"> </text:span><text:span text:style-name="T93">any(is.na(x))</text:span><text:span text:style-name="T128">, </text:span><text:span text:style-name="T150">posiblemente</text:span><text:span text:style-name="T151"> </text:span><text:span text:style-name="T128">de una manera</text:span><text:span text:style-name="T18"> más rápida </text:span><text:span text:style-name="T25">para vectores atómicos</text:span><text:span text:style-name="T18">.</text:span></text:p>
      <text:p text:style-name="P24"><text:span text:style-name="T247">is.na</text:span><text:span text:style-name="T246">()</text:span> y <text:span text:style-name="T247">anyNA</text:span><text:span text:style-name="T246">()</text:span> son funciones genéricas <text:span text:style-name="T287">a las que podrán programársele nuevos</text:span> métodos para manejar clases específicas de objetos. Véase <text:span text:style-name="T285">Métodos Internos</text:span>. </text:p>
      <text:h text:style-name="P47" text:outline-level="2"><text:bookmark-start text:name="__RefHeading___Toc46084_2224347589"/>5. Valor devuelto<text:bookmark-end text:name="__RefHeading___Toc46084_2224347589"/></text:h>
      <text:p text:style-name="P15"><text:span text:style-name="T31">El método predeterminado para la función </text:span><text:span text:style-name="T110">is.na()</text:span><text:span text:style-name="T31"> aplicada a un vector atómico devolverá un vector lógico de la misma extensión que el objeto aportado en el argumento </text:span><text:span text:style-name="T110">x</text:span><text:span text:style-name="T31">, y contendrá el valor lógico verdadero (</text:span><text:span text:style-name="T110">TRUE</text:span><text:span text:style-name="T31">) para aquellos elementos marcados como valor no disponible </text:span><text:span text:style-name="T111">NA</text:span><text:span text:style-name="T42">,</text:span><text:span text:style-name="T31"> o, </text:span><text:span text:style-name="T42">en</text:span><text:span text:style-name="T31"> vectores numéricos o complejos, </text:span><text:span text:style-name="T42">también para los elementos marcados con el valor no numérico</text:span><text:span text:style-name="T31"> </text:span><text:span text:style-name="T216">NaN</text:span><text:span text:style-name="T149">. </text:span><text:span text:style-name="T159">Si se trata de un valor diferente a estos, entonces devolverá</text:span><text:span text:style-name="T31"> </text:span><text:span text:style-name="T24">el valor lógico</text:span><text:span text:style-name="T31"> falso </text:span><text:span text:style-name="T24">(</text:span><text:span text:style-name="T94">FALSE</text:span><text:span text:style-name="T24">)</text:span><text:span text:style-name="T31">. Un valor complejo será visto como </text:span><text:span text:style-name="T42">valor no disponible</text:span><text:span text:style-name="T31"> </text:span><text:span text:style-name="T94">NA</text:span><text:span text:style-name="T31"> si </text:span><text:span text:style-name="T42">alguna de sus</text:span><text:span text:style-name="T31"> parte</text:span><text:span text:style-name="T42">s</text:span><text:span text:style-name="T31"> real o imaginaria contiene el valor </text:span><text:span text:style-name="T42">no disponible</text:span><text:span text:style-name="T31"> </text:span><text:span text:style-name="T94">NA</text:span><text:span text:style-name="T31"> o </text:span><text:span text:style-name="T42">el valor no numérico</text:span><text:span text:style-name="T31"> </text:span><text:span text:style-name="T217">NaN</text:span><text:span text:style-name="T31">. Los atributos </text:span><text:span text:style-name="T94">dim</text:span><text:span text:style-name="T31">, </text:span><text:span text:style-name="T94">dimnames</text:span><text:span text:style-name="T31"> y </text:span><text:span text:style-name="T94">names</text:span><text:span text:style-name="T31"> serán copiados al resultado.</text:span></text:p>
      <text:p text:style-name="P20"><text:span text:style-name="T57">En el caso de</text:span><text:span text:style-name="T50"> las </text:span><text:span text:style-name="T237">listas</text:span><text:span text:style-name="T50"> y </text:span><text:span text:style-name="T237">listas pareadas</text:span><text:span text:style-name="T50"> </text:span><text:span text:style-name="T19">el resultado de </text:span><text:span text:style-name="T57">la</text:span><text:span text:style-name="T19"> función </text:span><text:span text:style-name="T94">is.na()</text:span><text:span text:style-name="T19"> </text:span><text:span text:style-name="T50">para</text:span><text:span text:style-name="T19"> cada elemento será </text:span><text:span text:style-name="T50">un</text:span><text:span text:style-name="T24"> valor lógico</text:span><text:span text:style-name="T19"> </text:span><text:span text:style-name="T51">verdadero</text:span><text:span text:style-name="T19"> </text:span><text:span text:style-name="T24">(</text:span><text:span text:style-name="T114">TRUE</text:span><text:span text:style-name="T24">)</text:span><text:span text:style-name="T19"> </text:span><text:span text:style-name="T51">sólo cuando </text:span><text:span text:style-name="T19">ese elemento sea un vector atómico </text:span><text:span text:style-name="T51">o un factor </text:span><text:span text:style-name="T19">de extensión uno y el elemento individual de ese </text:span><text:span text:style-name="T51">objeto</text:span><text:span text:style-name="T19"> sea </text:span><text:span text:style-name="T50">un</text:span><text:span text:style-name="T19"> valor </text:span><text:span text:style-name="T51">o factor </text:span><text:span text:style-name="T19">no disponible </text:span><text:span text:style-name="T94">NA</text:span><text:span text:style-name="T162">. </text:span><text:span text:style-name="T164">En el caso de los vectores atómicos dentro de listas, </text:span><text:span text:style-name="T114">is.na()</text:span><text:span text:style-name="T164"> también devolverá el valor lógico verdadero si el único elemento contenido es un valor no numérico </text:span><text:span text:style-name="T114">NaN</text:span><text:span text:style-name="T164">.</text:span><text:span text:style-name="T163"> </text:span><text:span text:style-name="T149">L</text:span><text:span text:style-name="T31">os métodos predeterminados </text:span><text:span text:style-name="T19">funcionarán para </text:span><text:span text:style-name="T207">listas</text:span><text:span text:style-name="T19"> y </text:span><text:span text:style-name="T207">listas pareadas</text:span><text:span text:style-name="T230">, </text:span><text:span text:style-name="T231">por lo que </text:span><text:span text:style-name="T57">los</text:span><text:span text:style-name="T58"> método</text:span><text:span text:style-name="T57">s</text:span><text:span text:style-name="T58"> </text:span><text:span text:style-name="T57">específicos de</text:span><text:span text:style-name="T58"> </text:span><text:span text:style-name="T117">is.na()</text:span><text:span text:style-name="T58"> para la clase del elemento será</text:span><text:span text:style-name="T57">n</text:span><text:span text:style-name="T58"> ignorad</text:span><text:span text:style-name="T57">os</text:span><text:span text:style-name="T58">. </text:span></text:p>
      <text:p text:style-name="P19"><text:span text:style-name="T19">El método para </text:span><text:span text:style-name="T51">los</text:span><text:span text:style-name="T19"> </text:span><text:span text:style-name="T48">marcos</text:span><text:span text:style-name="T19"> de datos </text:span><text:span text:style-name="T48">(</text:span><text:span text:style-name="Source_20_Text"><text:span text:style-name="T95">"</text:span></text:span><text:span text:style-name="Source_20_Text"><text:span text:style-name="T238">data.frame</text:span></text:span><text:span text:style-name="Source_20_Text"><text:span text:style-name="T95">"</text:span></text:span><text:span text:style-name="T48">)</text:span><text:span text:style-name="T19"> </text:span><text:span text:style-name="T49">de la función</text:span><text:span text:style-name="T19"> </text:span><text:span text:style-name="T94">is.na()</text:span><text:span text:style-name="T19"> devolverá una matriz lógica con las mismas dimensiones que </text:span><text:span text:style-name="T49">el marco</text:span><text:span text:style-name="T19"> de datos y con los nombres de las dimensiones tomados de los nombres de las filas y las columnas del marco de datos.</text:span></text:p>
      <text:p text:style-name="P23"><text:span text:style-name="T282">La expresión </text:span><text:span text:style-name="T248">anyNA(NULL)</text:span><text:span text:style-name="T265"> devolverá un valor lógico </text:span><text:span text:style-name="T282">falso (</text:span><text:span text:style-name="T263">FALSE</text:span><text:span text:style-name="T282">)</text:span><text:span text:style-name="T265">, mientras que </text:span><text:span text:style-name="T248">is.na(NULL)</text:span> <text:span text:style-name="T265">devolverá el valor lógico vacío </text:span><text:span text:style-name="T283">(</text:span><text:span text:style-name="T249">logical(0)</text:span><text:span text:style-name="T283">)</text:span><text:span text:style-name="T265">. De</text:span>sde la versión 3.5.0 de <text:span text:style-name="T5">R</text:span> ya no se emite una advertencia ante este comportamiento.</text:p>
      <text:h text:style-name="P46" text:outline-level="2"><text:bookmark-start text:name="__RefHeading___Toc46086_2224347589"/><text:soft-page-break/>6. Referencias<text:bookmark-end text:name="__RefHeading___Toc46086_2224347589"/></text:h>
      <text:p text:style-name="P11"><text:span text:style-name="T203">Becker, Richard A., John M. Chambers, y Allan R. Wilks. </text:span><text:span text:style-name="T204">The New S Language: </text:span><text:span text:style-name="T205">A Programming Environment for Data Analysis and Graphics</text:span><text:span text:style-name="T203">. Wadsworth &amp; Brookscole. Boca Raton, FL: CRC Press, 1988.</text:span></text:p>
      <text:p text:style-name="P12"><text:span text:style-name="T17">Chambers, J</text:span><text:span text:style-name="T54">ohn</text:span><text:span text:style-name="T17">. M. </text:span><text:span text:style-name="Emphasis"><text:span text:style-name="T59">Programming with Data. A Guide to the S Language</text:span></text:span><text:span text:style-name="T17">. </text:span><text:span text:style-name="T54">Nueva York: </text:span><text:span text:style-name="T17">Springer, </text:span><text:span text:style-name="T54">1998</text:span><text:span text:style-name="T17">.</text:span></text:p>
      <text:h text:style-name="P46" text:outline-level="2"><text:bookmark-start text:name="__RefHeading___Toc46088_2224347589"/>7. También véase<text:bookmark-end text:name="__RefHeading___Toc46088_2224347589"/></text:h>
      <text:p text:style-name="P22"><text:span text:style-name="Source_20_Text"><text:span text:style-name="T232">Los valor</text:span></text:span><text:span text:style-name="Source_20_Text"><text:span text:style-name="T234">es</text:span></text:span><text:span text:style-name="Source_20_Text"><text:span text:style-name="T232"> no numéricos </text:span></text:span><text:span text:style-name="Source_20_Text"><text:span text:style-name="T210">NaN</text:span></text:span><text:span text:style-name="Source_20_Text"><text:span text:style-name="T233"> </text:span></text:span><text:span text:style-name="T235">y l</text:span><text:span text:style-name="T52">a función</text:span><text:span text:style-name="T19"> </text:span><text:span text:style-name="Source_20_Text"><text:span text:style-name="T210">is.nan</text:span></text:span><text:span text:style-name="Source_20_Text"><text:span text:style-name="T119">()</text:span></text:span><text:span text:style-name="Source_20_Text"><text:span text:style-name="T176">.</text:span></text:span><text:span text:style-name="T163"> </text:span><text:span text:style-name="T165">L</text:span><text:span text:style-name="T19">a función </text:span><text:span text:style-name="T53">de utilidad</text:span><text:span text:style-name="T19"> </text:span><text:span text:style-name="T52">práctica</text:span><text:span text:style-name="T19"> </text:span><text:span text:style-name="Source_20_Text"><text:span text:style-name="T210">complete.cases</text:span></text:span><text:span text:style-name="Source_20_Text"><text:span text:style-name="T119">()</text:span></text:span><text:span text:style-name="T19">.</text:span></text:p>
      <text:p text:style-name="P21"><text:span text:style-name="Source_20_Text"><text:span text:style-name="T232">Las funciones </text:span></text:span><text:span text:style-name="Source_20_Text"><text:span text:style-name="T210">na.action</text:span></text:span><text:span text:style-name="Source_20_Text"><text:span text:style-name="T118">()</text:span></text:span><text:span text:style-name="T19">, </text:span><text:span text:style-name="Source_20_Text"><text:span text:style-name="T210">na.omit</text:span></text:span><text:span text:style-name="Source_20_Text"><text:span text:style-name="T118">()</text:span></text:span><text:span text:style-name="T58">,</text:span><text:span text:style-name="T19"> </text:span><text:span text:style-name="Source_20_Text"><text:span text:style-name="T210">na.exclude</text:span></text:span><text:span text:style-name="Source_20_Text"><text:span text:style-name="T118">()</text:span></text:span><text:span text:style-name="T52"> y </text:span><text:span text:style-name="Source_20_Text"><text:span text:style-name="T210">na.fail</text:span></text:span><text:span text:style-name="Source_20_Text"><text:span text:style-name="T118">()</text:span></text:span><text:span text:style-name="Source_20_Text"><text:span text:style-name="T175"> </text:span></text:span><text:span text:style-name="T163">sobre</text:span><text:span text:style-name="T19"> cómo los métodos pueden ser </text:span><text:span text:style-name="T20">adaptados para tratar valores perdidos.</text:span></text:p>
      <text:h text:style-name="P46" text:outline-level="2"><text:bookmark-start text:name="__RefHeading___Toc46090_2224347589"/>8. Ejemplos<text:bookmark-end text:name="__RefHeading___Toc46090_2224347589"/></text:h>
      <text:p text:style-name="P26"><text:tab/>is.na(c(1, NA)) <text:s text:c="7"/>#&gt; FALSE <text:s/>TRUE</text:p>
      <text:p text:style-name="P27"><text:tab/>is.na(paste(c(1, NA))) #&gt; FALSE FALSE</text:p>
      <text:p text:style-name="P44"><text:tab/></text:p>
      <text:p text:style-name="P27"><text:tab/>(xx &lt;- c(0:4))</text:p>
      <text:p text:style-name="P27"><text:tab/>is.na(xx) &lt;- c(2, 4)</text:p>
      <text:p text:style-name="P27"><text:tab/>xx <text:s text:c="20"/>#&gt; 0 NA <text:s/>2 NA <text:s/>4</text:p>
      <text:p text:style-name="P27"><text:tab/>anyNA(xx) # TRUE</text:p>
      <text:p text:style-name="P44"><text:tab/></text:p>
      <text:p text:style-name="P31"><text:tab/># Algunas operaciones lógicas no devolverán NA</text:p>
      <text:p text:style-name="P27"><text:tab/>c(TRUE, FALSE) &amp; NA</text:p>
      <text:p text:style-name="P27"><text:tab/>c(TRUE, FALSE) | NA</text:p>
      <text:p text:style-name="P44"><text:tab/></text:p>
      <text:p text:style-name="P44"><text:tab/></text:p>
      <text:p text:style-name="P28"><text:span text:style-name="T240"><text:tab/>## </text:span><text:span text:style-name="T303">Para medir</text:span><text:span text:style-name="T240"> la diferencia en velocidad en un caso favorable:</text:span></text:p>
      <text:p text:style-name="P28"><text:span text:style-name="T240"><text:tab/>## la diferencia dependerá de la plataforma, en la mayoría será cercana </text:span><text:span text:style-name="T306">a</text:span><text:span text:style-name="T240"> 3x más</text:span></text:p>
      <text:p text:style-name="P27"><text:tab/>x &lt;- 1:10000; x[5000] &lt;- NaN <text:s/># <text:span text:style-name="T304">coaccionará a x al tipo doble</text:span></text:p>
      <text:p text:style-name="P27"><text:tab/>if(require("microbenchmark")) { # <text:span text:style-name="T304">no funciona confiablemente </text:span><text:span text:style-name="T305">en</text:span><text:span text:style-name="T304"> todas las plataformas</text:span></text:p>
      <text:p text:style-name="P32"><text:tab/> <text:s/><text:span text:style-name="T239">print(microbenchmark(any(is.na(x)), anyNA(x)))</text:span></text:p>
      <text:p text:style-name="P27"><text:tab/>} else {</text:p>
      <text:p text:style-name="P32"><text:tab/> <text:s/><text:span text:style-name="T239">nSim &lt;- 2^13</text:span></text:p>
      <text:p text:style-name="P32"><text:tab/> <text:s/><text:span text:style-name="T239">print(rbind(is.na = system.time(replicate(nSim, any(is.na(x)))),</text:span></text:p>
      <text:p text:style-name="P32"><text:tab/> <text:s text:c="13"/><text:span text:style-name="T239">anyNA = system.time(replicate(nSim, anyNA(x)))))</text:span></text:p>
      <text:p text:style-name="P27"><text:tab/>}</text:p>
      <text:p text:style-name="P44"><text:tab/></text:p>
      <text:p text:style-name="P28"><text:span text:style-name="T240"><text:tab/>## anyNA() podrá funcionar recursivamente </text:span><text:span text:style-name="T303">en las</text:span><text:span text:style-name="T240"> listas:</text:span></text:p>
      <text:p text:style-name="P27"><text:tab/>LL &lt;- list(1:5, c(NA, 5:8), c("A","NA"), c("a", NA_character_))</text:p>
      <text:p text:style-name="P27"><text:tab/>L2 &lt;- LL[c(1,3)]</text:p>
      <text:p text:style-name="P27"><text:tab/>sapply(LL, anyNA); c(anyNA(LL), anyNA(LL, TRUE))</text:p>
      <text:p text:style-name="P27"><text:tab/>sapply(L2, anyNA); c(anyNA(L2), anyNA(L2, TRUE))</text:p>
      <text:p text:style-name="P44"><text:tab/></text:p>
      <text:p text:style-name="P28"><text:span text:style-name="T240"><text:tab/>## ... listas y, por lo tanto, también </text:span><text:span text:style-name="T303">en </text:span><text:span text:style-name="T304">marcos</text:span><text:span text:style-name="T240"> de datos</text:span></text:p>
      <text:p text:style-name="P27"><text:tab/>dN &lt;- dd &lt;- USJudgeRatings; dN[3,6] &lt;- NA</text:p>
      <text:p text:style-name="P27"><text:tab/>anyNA(dd) # FALSE</text:p>
      <text:p text:style-name="P29"><text:tab/>anyNA(dN) # TRUE</text:p>
      <text:h text:style-name="P45" text:outline-level="2"><text:bookmark-start text:name="__RefHeading___Toc46092_2224347589"/><text:soft-page-break/><text:span text:style-name="T302">9</text:span>. Código fuente<text:bookmark-end text:name="__RefHeading___Toc46092_2224347589"/></text:h>
      <text:h text:style-name="P36" text:outline-level="3"><text:bookmark-start text:name="__RefHeading___Toc8813_2467995921"/>1. <text:span text:style-name="T259">is.na</text:span><text:span text:style-name="T241">()</text:span><text:bookmark-end text:name="__RefHeading___Toc8813_2467995921"/></text:h>
      <text:p text:style-name="P39"><text:tab/>function (x) </text:p>
      <text:p text:style-name="P39"><text:tab/><text:tab/>.Primitive("is.na")</text:p>
      <text:p text:style-name="P39"/>
      <text:h text:style-name="P37" text:outline-level="3"><text:bookmark-start text:name="__RefHeading___Toc27355_2467995921"/><text:span text:style-name="T258">2</text:span><text:span text:style-name="T241">. </text:span><text:span text:style-name="T259">anyNA</text:span><text:span text:style-name="T241">()</text:span><text:bookmark-end text:name="__RefHeading___Toc27355_2467995921"/></text:h>
      <text:p text:style-name="P39"><text:tab/>function (x, recursive = FALSE) </text:p>
      <text:p text:style-name="P39"><text:tab/><text:tab/>.Primitive("anyNA")</text:p>
      <text:p text:style-name="P35"/>
      <text:h text:style-name="P37" text:outline-level="3"><text:bookmark-start text:name="__RefHeading___Toc27357_2467995921"/><text:span text:style-name="T258">3</text:span><text:span text:style-name="T241">. </text:span><text:span text:style-name="T258">is.</text:span><text:span text:style-name="T259">na</text:span><text:span text:style-name="T7">.data.frame</text:span><text:span text:style-name="T241">()</text:span><text:bookmark-end text:name="__RefHeading___Toc27357_2467995921"/></text:h>
      <text:p text:style-name="P39"><text:tab/>function (x){</text:p>
      <text:p text:style-name="P39"><text:tab/> <text:s/>y &lt;- if (length(x)) {</text:p>
      <text:p text:style-name="P39"><text:tab/> <text:s text:c="3"/>do.call("cbind", lapply(x, "is.na"))</text:p>
      <text:p text:style-name="P39"><text:tab/> <text:s/>}</text:p>
      <text:p text:style-name="P39"><text:tab/> <text:s/>else matrix(FALSE, length(row.names(x)), 0)</text:p>
      <text:p text:style-name="P39"><text:tab/> <text:s/>if (.row_names_info(x) &gt; 0L) </text:p>
      <text:p text:style-name="P39"><text:tab/> <text:s text:c="3"/>rownames(y) &lt;- row.names(x)</text:p>
      <text:p text:style-name="P39"><text:tab/> <text:s/>y</text:p>
      <text:p text:style-name="P39"><text:tab/>}</text:p>
      <text:h text:style-name="P37" text:outline-level="3"><text:bookmark-start text:name="__RefHeading___Toc46094_2224347589"/><text:span text:style-name="T260">4</text:span><text:span text:style-name="T259">. </text:span><text:span text:style-name="T258">is.</text:span><text:span text:style-name="T259">na</text:span><text:span text:style-name="T7">.numeric.version</text:span><text:span text:style-name="T259">()</text:span><text:bookmark-end text:name="__RefHeading___Toc46094_2224347589"/></text:h>
      <text:p text:style-name="P40"><text:tab/>function (x) </text:p>
      <text:p text:style-name="P40"><text:s text:c="2"/><text:tab/>is.na(.encode_numeric_version(x))</text:p>
      <text:p text:style-name="P40"/>
      <text:h text:style-name="P37" text:outline-level="3"><text:bookmark-start text:name="__RefHeading___Toc46096_2224347589"/><text:span text:style-name="T260">5</text:span><text:span text:style-name="T259">. </text:span><text:span text:style-name="T258">is.</text:span><text:span text:style-name="T259">na</text:span><text:span text:style-name="T7">.POSIXlt</text:span><text:span text:style-name="T259">()</text:span><text:bookmark-end text:name="__RefHeading___Toc46096_2224347589"/></text:h>
      <text:p text:style-name="P40"><text:tab/>function (x) </text:p>
      <text:p text:style-name="P40"><text:tab/><text:tab/>is.na(as.POSIXct(x))</text:p>
      <text:p text:style-name="P40"/>
      <text:h text:style-name="P37" text:outline-level="3"><text:bookmark-start text:name="__RefHeading___Toc46098_2224347589"/><text:span text:style-name="T260">6</text:span><text:span text:style-name="T259">. </text:span><text:span text:style-name="T258">is.</text:span><text:span text:style-name="T259">na()&lt;-</text:span><text:bookmark-end text:name="__RefHeading___Toc46098_2224347589"/></text:h>
      <text:p text:style-name="P40"><text:tab/>function (x, value) </text:p>
      <text:p text:style-name="P40"><text:tab/><text:tab/> UseMethod("is.na←")</text:p>
      <text:p text:style-name="P40"/>
      <text:h text:style-name="P37" text:outline-level="3"><text:bookmark-start text:name="__RefHeading___Toc46100_2224347589"/><text:span text:style-name="T260">7</text:span><text:span text:style-name="T259">. </text:span><text:span text:style-name="T258">is.</text:span><text:span text:style-name="T259">na()&lt;-</text:span><text:span text:style-name="T7">.default</text:span><text:bookmark-end text:name="__RefHeading___Toc46100_2224347589"/></text:h>
      <text:p text:style-name="P40"><text:tab/>function (x, value) {</text:p>
      <text:p text:style-name="P40"><text:tab/><text:tab/> <text:s text:c="3"/>x[value] &lt;- NA </text:p>
      <text:p text:style-name="P40"><text:tab/><text:tab/> <text:s text:c="3"/>x </text:p>
      <text:p text:style-name="P40"><text:tab/>}</text:p>
      <text:p text:style-name="P40"/>
      <text:h text:style-name="P38" text:outline-level="3"><text:bookmark-start text:name="__RefHeading___Toc46102_2224347589"/><text:span text:style-name="T260">8</text:span><text:span text:style-name="T259">. </text:span><text:span text:style-name="T258">is.</text:span><text:span text:style-name="T259">na()&lt;-</text:span><text:span text:style-name="T7">.</text:span><text:span text:style-name="T8">factor</text:span><text:bookmark-end text:name="__RefHeading___Toc46102_2224347589"/></text:h>
      <text:p text:style-name="P42"><text:tab/>function (x, value) {</text:p>
      <text:p text:style-name="P42"><text:tab/> <text:s/>lx &lt;- levels(x)</text:p>
      <text:p text:style-name="P42"><text:tab/> <text:s/>cx &lt;- oldClass(x)</text:p>
      <text:p text:style-name="P42"><text:tab/> <text:s/>class(x) &lt;- NULL</text:p>
      <text:p text:style-name="P42"><text:tab/> <text:s/>x[value] &lt;- NA</text:p>
      <text:p text:style-name="P42"><text:soft-page-break/><text:tab/> <text:s/>structure(x, levels = lx, class = cx)</text:p>
      <text:p text:style-name="P42"><text:tab/>}</text:p>
      <text:p text:style-name="P40"/>
      <text:h text:style-name="P38" text:outline-level="3"><text:bookmark-start text:name="__RefHeading___Toc46104_2224347589"/><text:span text:style-name="T260">9</text:span><text:span text:style-name="T258">.</text:span><text:span text:style-name="T259"> </text:span><text:span text:style-name="T258">is.</text:span><text:span text:style-name="T259">na()&lt;-</text:span><text:span text:style-name="T7">.</text:span><text:span text:style-name="T8">numeric_version</text:span><text:bookmark-end text:name="__RefHeading___Toc46104_2224347589"/></text:h>
      <text:p text:style-name="P41"><text:tab/>function (x, value) { </text:p>
      <text:p text:style-name="P41"><text:tab/> <text:s text:c="3"/>x[value] &lt;- rep.int(list(integer()), length(value))</text:p>
      <text:p text:style-name="P41"><text:tab/> <text:s text:c="3"/>x </text:p>
      <text:p text:style-name="P41"><text:tab/>}</text:p>
      <text:h text:style-name="P48" text:outline-level="2"><text:bookmark-start text:name="__RefHeading___Toc37087_2467995921"/><text:span text:style-name="T301">10</text:span><text:span text:style-name="T300">. Sobre la traducción</text:span><text:bookmark-end text:name="__RefHeading___Toc37087_2467995921"/></text:h>
      <text:p text:style-name="P34"><text:span text:style-name="T295">La traducci</text:span><text:span text:style-name="T296">ón al español de esta página de ayuda fue actualizada el </text:span><text:span text:style-name="T298">10</text:span><text:span text:style-name="T296"> de </text:span><text:span text:style-name="T298">junio</text:span><text:span text:style-name="T296"> de 2021 y está basada en la documentación original de </text:span><text:span text:style-name="T9">R</text:span><text:span text:style-name="T296"> en inglés para la versión </text:span><text:span text:style-name="T12">4.0.</text:span><text:span text:style-name="T13">5</text:span><text:span text:style-name="T296">. La revisión técnica todavía no ha sido realizada. Si deseas participar realizando la revisión técnica o sugiriendo mejoras gramaticales/ortográficas/estilísticas al texto </text:span><text:span text:style-name="T297">o adiciones</text:span><text:span text:style-name="T296">, por favor dirígete a la página del proyecto en: </text:span><text:a xlink:type="simple" xlink:href="https://github.com/sicabi/documentacionR" text:style-name="Internet_20_link" text:visited-style-name="Visited_20_Internet_20_Link"><text:span text:style-name="T299">https://github.com/sicabi/documentacionR</text:span></text:a><text:span text:style-name="T296">. Toda contribución será atribuida a la persona que la realic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F Pro Text" svg:font-family="'SF Pro Text', 'Helvetica Neue', Helvetica, Arial, sans-serif"/>
    <style:font-face style:name="Songti SC" svg:font-family="'Songti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text-properties style:font-name="Liberation Mono" fo:font-size="10pt" officeooo:paragraph-rsid="007f74d6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color="#808080" loext:opacity="100%" fo:font-size="9pt" officeooo:rsid="001a3857" style:font-size-asian="9pt" style:font-size-complex="9pt"/>
    </style:style>
    <style:style style:name="MT3" style:family="text">
      <style:text-properties style:use-window-font-color="true" loext:opacity="0%" style:font-name="Liberation Sans" officeooo:rsid="001a3857" style:font-size-asian="9pt" style:font-size-complex="9pt"/>
    </style:style>
    <style:style style:name="MT4" style:family="text">
      <style:text-properties fo:color="#808080" loext:opacity="100%" fo:font-weight="bold" officeooo:rsid="001a3857" style:font-size-asian="9pt" style:font-weight-asian="bold" style:font-size-complex="9pt" style:font-weight-complex="bold"/>
    </style:style>
    <style:style style:name="MT5" style:family="text">
      <style:text-properties fo:color="#0000ff" loext:opacity="100%" style:font-name="Liberation Sans" fo:font-weight="bold" officeooo:rsid="001a3857" style:font-size-asian="9pt" style:font-weight-asian="bold" style:font-size-complex="9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 {<text:span text:style-name="MT1">base</text:span>} <text:span text:style-name="MT2">valores.perdidos<text:tab/><text:tab/><text:tab/><text:tab/><text:tab/><text:tab/> <text:s text:c="3"/></text:span><text:span text:style-name="MT3">Documentación de </text:span><text:span text:style-name="MT4">R</text:span><text:span text:style-name="MT3"> </text:span><text:span text:style-name="MT5">4.0.5</text:span>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29T15:31:00.660979414</meta:creation-date>
    <dc:date>2021-12-13T04:58:52.581295552</dc:date>
    <meta:editing-duration>P1DT5H57M43S</meta:editing-duration>
    <meta:editing-cycles>145</meta:editing-cycles>
    <meta:generator>LibreOffice/7.2.2.2$MacOSX_X86_64 LibreOffice_project/02b2acce88a210515b4a5bb2e46cbfb63fe97d56</meta:generator>
    <meta:document-statistic meta:table-count="1" meta:image-count="0" meta:object-count="0" meta:page-count="7" meta:paragraph-count="152" meta:word-count="2259" meta:character-count="14172" meta:non-whitespace-character-count="11855"/>
  </office:meta>
</office:document-meta>
</file>